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2268*"/>
    </style:style>
    <style:style style:name="Table37.B" style:family="table-column">
      <style:table-column-properties style:column-width="15.45mm" style:rel-column-width="876*"/>
    </style:style>
    <style:style style:name="Table37.C" style:family="table-column">
      <style:table-column-properties style:column-width="24.55mm" style:rel-column-width="139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1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paragraph-rsid="0158f1c1" style:font-weight-asian="bold" style:font-weight-complex="bold"/>
    </style:style>
    <style:style style:name="P43" style:family="paragraph" style:parent-style-name="Preformatted_20_Text">
      <style:text-properties officeooo:paragraph-rsid="00b50e79"/>
    </style:style>
    <style:style style:name="P44" style:family="paragraph" style:parent-style-name="Preformatted_20_Text">
      <style:text-properties officeooo:paragraph-rsid="00c04310"/>
    </style:style>
    <style:style style:name="P45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6" style:family="paragraph" style:parent-style-name="Preformatted_20_Text">
      <style:text-properties officeooo:paragraph-rsid="00cdefb2"/>
    </style:style>
    <style:style style:name="P47" style:family="paragraph" style:parent-style-name="Preformatted_20_Text">
      <style:text-properties officeooo:paragraph-rsid="00d050c0"/>
    </style:style>
    <style:style style:name="P48" style:family="paragraph" style:parent-style-name="Preformatted_20_Text">
      <style:text-properties officeooo:paragraph-rsid="00cf59bd"/>
    </style:style>
    <style:style style:name="P49" style:family="paragraph" style:parent-style-name="Preformatted_20_Text">
      <style:text-properties officeooo:paragraph-rsid="00d7ff43"/>
    </style:style>
    <style:style style:name="P50" style:family="paragraph" style:parent-style-name="Preformatted_20_Text">
      <style:text-properties officeooo:rsid="002959e3" officeooo:paragraph-rsid="013dec3e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paragraph-rsid="0133d30e"/>
    </style:style>
    <style:style style:name="P81" style:family="paragraph" style:parent-style-name="Preformatted_20_Text">
      <style:text-properties officeooo:rsid="01385b5d" officeooo:paragraph-rsid="01385b5d"/>
    </style:style>
    <style:style style:name="P8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3" style:family="paragraph" style:parent-style-name="Preformatted_20_Text">
      <style:text-properties officeooo:rsid="013dec3e" officeooo:paragraph-rsid="013dec3e"/>
    </style:style>
    <style:style style:name="P84" style:family="paragraph" style:parent-style-name="Preformatted_20_Text">
      <style:text-properties officeooo:paragraph-rsid="013dec3e"/>
    </style:style>
    <style:style style:name="P85" style:family="paragraph" style:parent-style-name="Preformatted_20_Text">
      <style:text-properties officeooo:paragraph-rsid="00ec8a4d"/>
    </style:style>
    <style:style style:name="P86" style:family="paragraph" style:parent-style-name="Preformatted_20_Text">
      <style:text-properties officeooo:paragraph-rsid="014ea5b0"/>
    </style:style>
    <style:style style:name="P87" style:family="paragraph" style:parent-style-name="Preformatted_20_Text">
      <style:text-properties officeooo:rsid="01549e58" officeooo:paragraph-rsid="01585c4b"/>
    </style:style>
    <style:style style:name="P88" style:family="paragraph" style:parent-style-name="Preformatted_20_Text">
      <style:text-properties officeooo:rsid="01552f88" officeooo:paragraph-rsid="01585c4b"/>
    </style:style>
    <style:style style:name="P89" style:family="paragraph" style:parent-style-name="Preformatted_20_Text">
      <style:text-properties officeooo:rsid="015532c5" officeooo:paragraph-rsid="01585c4b"/>
    </style:style>
    <style:style style:name="P90" style:family="paragraph" style:parent-style-name="Preformatted_20_Text">
      <style:text-properties officeooo:rsid="0145e69a" officeooo:paragraph-rsid="01585c4b"/>
    </style:style>
    <style:style style:name="P91" style:family="paragraph" style:parent-style-name="Preformatted_20_Text">
      <style:text-properties officeooo:paragraph-rsid="01585c4b"/>
    </style:style>
    <style:style style:name="P9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9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95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9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97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98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9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01" style:family="paragraph" style:parent-style-name="Text_20_body">
      <style:text-properties officeooo:paragraph-rsid="00889025"/>
    </style:style>
    <style:style style:name="P102" style:family="paragraph" style:parent-style-name="Text_20_body">
      <style:text-properties fo:font-weight="normal" officeooo:paragraph-rsid="00c4501e" style:font-weight-asian="normal" style:font-weight-complex="normal"/>
    </style:style>
    <style:style style:name="P103" style:family="paragraph" style:parent-style-name="Text_20_body">
      <style:text-properties officeooo:paragraph-rsid="00c61787"/>
    </style:style>
    <style:style style:name="P104" style:family="paragraph" style:parent-style-name="Text_20_body">
      <style:text-properties officeooo:paragraph-rsid="00b50e79"/>
    </style:style>
    <style:style style:name="P105" style:family="paragraph" style:parent-style-name="Text_20_body">
      <style:text-properties officeooo:rsid="00255fc8" officeooo:paragraph-rsid="00dcd366"/>
    </style:style>
    <style:style style:name="P106" style:family="paragraph" style:parent-style-name="Text_20_body">
      <style:text-properties officeooo:paragraph-rsid="00dcd366"/>
    </style:style>
    <style:style style:name="P107" style:family="paragraph" style:parent-style-name="Text_20_body">
      <style:text-properties officeooo:rsid="002757b1" officeooo:paragraph-rsid="013dec3e"/>
    </style:style>
    <style:style style:name="P108" style:family="paragraph" style:parent-style-name="Text_20_body">
      <style:text-properties officeooo:paragraph-rsid="00dce054"/>
    </style:style>
    <style:style style:name="P109" style:family="paragraph" style:parent-style-name="Text_20_body">
      <style:text-properties fo:language="en" fo:country="US" officeooo:rsid="0014d6fc" officeooo:paragraph-rsid="00fa3cda"/>
    </style:style>
    <style:style style:name="P110" style:family="paragraph" style:parent-style-name="Text_20_body">
      <style:text-properties officeooo:paragraph-rsid="00fa3cda"/>
    </style:style>
    <style:style style:name="P111" style:family="paragraph" style:parent-style-name="Text_20_body">
      <style:text-properties officeooo:paragraph-rsid="013dec3e"/>
    </style:style>
    <style:style style:name="P112" style:family="paragraph" style:parent-style-name="Text_20_body">
      <style:text-properties officeooo:rsid="014056e5" officeooo:paragraph-rsid="01585c4b"/>
    </style:style>
    <style:style style:name="P11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1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1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1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17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1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2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2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2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2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2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25" style:family="paragraph" style:parent-style-name="Standard">
      <style:text-properties officeooo:paragraph-rsid="00889025"/>
    </style:style>
    <style:style style:name="P126" style:family="paragraph" style:parent-style-name="Standard">
      <style:text-properties officeooo:paragraph-rsid="00b50e79"/>
    </style:style>
    <style:style style:name="P127" style:family="paragraph" style:parent-style-name="Standard">
      <style:paragraph-properties fo:text-align="start" style:justify-single-word="false"/>
      <style:text-properties officeooo:paragraph-rsid="00b50e79"/>
    </style:style>
    <style:style style:name="P128" style:family="paragraph" style:parent-style-name="Standard">
      <style:text-properties officeooo:paragraph-rsid="00c0ea5a"/>
    </style:style>
    <style:style style:name="P12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0" style:family="paragraph" style:parent-style-name="Standard">
      <style:text-properties officeooo:paragraph-rsid="00d31dae"/>
    </style:style>
    <style:style style:name="P13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32" style:family="paragraph" style:parent-style-name="Standard">
      <style:text-properties officeooo:paragraph-rsid="00d7ff43"/>
    </style:style>
    <style:style style:name="P133" style:family="paragraph" style:parent-style-name="Standard">
      <style:text-properties officeooo:paragraph-rsid="00e674e7"/>
    </style:style>
    <style:style style:name="P134" style:family="paragraph" style:parent-style-name="Standard">
      <style:text-properties fo:font-size="10pt"/>
    </style:style>
    <style:style style:name="P135" style:family="paragraph" style:parent-style-name="Standard">
      <style:text-properties officeooo:paragraph-rsid="01120ce3"/>
    </style:style>
    <style:style style:name="P136" style:family="paragraph" style:parent-style-name="Standard">
      <style:text-properties officeooo:paragraph-rsid="0113f9bf"/>
    </style:style>
    <style:style style:name="P137" style:family="paragraph" style:parent-style-name="Standard">
      <style:paragraph-properties fo:text-align="end" style:justify-single-word="false"/>
    </style:style>
    <style:style style:name="P138" style:family="paragraph" style:parent-style-name="Standard">
      <style:paragraph-properties fo:text-align="end" style:justify-single-word="false"/>
      <style:text-properties officeooo:paragraph-rsid="01164d25"/>
    </style:style>
    <style:style style:name="P139" style:family="paragraph" style:parent-style-name="Standard">
      <style:paragraph-properties fo:text-align="end" style:justify-single-word="false"/>
      <style:text-properties officeooo:paragraph-rsid="011d430e"/>
    </style:style>
    <style:style style:name="P140" style:family="paragraph" style:parent-style-name="Standard">
      <style:paragraph-properties fo:text-align="end" style:justify-single-word="false"/>
      <style:text-properties officeooo:paragraph-rsid="012a3349"/>
    </style:style>
    <style:style style:name="P141" style:family="paragraph" style:parent-style-name="Standard">
      <style:paragraph-properties fo:text-align="end" style:justify-single-word="false"/>
      <style:text-properties officeooo:paragraph-rsid="012b2747"/>
    </style:style>
    <style:style style:name="P142" style:family="paragraph" style:parent-style-name="Standard">
      <style:paragraph-properties fo:text-align="end" style:justify-single-word="false"/>
      <style:text-properties officeooo:paragraph-rsid="012f0456"/>
    </style:style>
    <style:style style:name="P143" style:family="paragraph" style:parent-style-name="Standard">
      <style:paragraph-properties fo:text-align="end" style:justify-single-word="false"/>
      <style:text-properties officeooo:paragraph-rsid="012f2993"/>
    </style:style>
    <style:style style:name="P144" style:family="paragraph" style:parent-style-name="Standard">
      <style:paragraph-properties fo:text-align="end" style:justify-single-word="false"/>
      <style:text-properties officeooo:paragraph-rsid="012ff093"/>
    </style:style>
    <style:style style:name="P145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46" style:family="paragraph" style:parent-style-name="Standard">
      <style:text-properties officeooo:paragraph-rsid="012cf6bf"/>
    </style:style>
    <style:style style:name="P147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48" style:family="paragraph" style:parent-style-name="Standard">
      <style:text-properties fo:font-style="italic" style:font-style-asian="italic" style:font-style-complex="italic"/>
    </style:style>
    <style:style style:name="P149" style:family="paragraph" style:parent-style-name="Standard">
      <style:text-properties officeooo:paragraph-rsid="013dec3e"/>
    </style:style>
    <style:style style:name="P150" style:family="paragraph" style:parent-style-name="Standard">
      <style:text-properties officeooo:rsid="0145e69a" officeooo:paragraph-rsid="01585c4b"/>
    </style:style>
    <style:style style:name="P151" style:family="paragraph" style:parent-style-name="Standard">
      <style:text-properties officeooo:rsid="0153c599" officeooo:paragraph-rsid="01585c4b"/>
    </style:style>
    <style:style style:name="P152" style:family="paragraph" style:parent-style-name="Standard">
      <style:text-properties officeooo:rsid="01549e58" officeooo:paragraph-rsid="01585c4b"/>
    </style:style>
    <style:style style:name="P153" style:family="paragraph" style:parent-style-name="Standard">
      <style:text-properties officeooo:rsid="014056e5" officeooo:paragraph-rsid="01585c4b"/>
    </style:style>
    <style:style style:name="P154" style:family="paragraph" style:parent-style-name="Standard">
      <style:text-properties officeooo:paragraph-rsid="01585c4b"/>
    </style:style>
    <style:style style:name="P15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5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5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59" style:family="paragraph" style:parent-style-name="Table_20_Contents">
      <style:text-properties officeooo:rsid="00104606" officeooo:paragraph-rsid="00e9ebe6"/>
    </style:style>
    <style:style style:name="P160" style:family="paragraph" style:parent-style-name="Table_20_Contents">
      <style:text-properties officeooo:rsid="0010d7b8" officeooo:paragraph-rsid="00e9ebe6"/>
    </style:style>
    <style:style style:name="P161" style:family="paragraph" style:parent-style-name="Table_20_Contents">
      <style:text-properties officeooo:rsid="00ee2877" officeooo:paragraph-rsid="00ee2877"/>
    </style:style>
    <style:style style:name="P162" style:family="paragraph" style:parent-style-name="Table_20_Contents">
      <style:text-properties officeooo:rsid="0105e006" officeooo:paragraph-rsid="0105e006"/>
    </style:style>
    <style:style style:name="P163" style:family="paragraph" style:parent-style-name="Table_20_Contents">
      <style:text-properties officeooo:rsid="01064434" officeooo:paragraph-rsid="01064434"/>
    </style:style>
    <style:style style:name="P164" style:family="paragraph" style:parent-style-name="Table_20_Contents">
      <style:text-properties officeooo:paragraph-rsid="0115c6af"/>
    </style:style>
    <style:style style:name="P165" style:family="paragraph" style:parent-style-name="Table_20_Contents">
      <style:text-properties officeooo:paragraph-rsid="01164d25"/>
    </style:style>
    <style:style style:name="P166" style:family="paragraph" style:parent-style-name="Table_20_Contents">
      <style:text-properties officeooo:paragraph-rsid="011d430e"/>
    </style:style>
    <style:style style:name="P167" style:family="paragraph" style:parent-style-name="Table_20_Contents">
      <style:text-properties officeooo:paragraph-rsid="011d430e" style:text-scale="96%"/>
    </style:style>
    <style:style style:name="P168" style:family="paragraph" style:parent-style-name="Table_20_Contents">
      <style:text-properties officeooo:paragraph-rsid="011ece7d" style:text-scale="96%"/>
    </style:style>
    <style:style style:name="P169" style:family="paragraph" style:parent-style-name="Table_20_Contents">
      <style:text-properties officeooo:paragraph-rsid="012172dd" style:text-scale="96%"/>
    </style:style>
    <style:style style:name="P170" style:family="paragraph" style:parent-style-name="Table_20_Contents">
      <style:text-properties officeooo:paragraph-rsid="01230095" style:text-scale="96%"/>
    </style:style>
    <style:style style:name="P171" style:family="paragraph" style:parent-style-name="Table_20_Contents">
      <style:text-properties officeooo:rsid="01230095" officeooo:paragraph-rsid="01230095" style:text-scale="96%"/>
    </style:style>
    <style:style style:name="P172" style:family="paragraph" style:parent-style-name="Table_20_Contents">
      <style:text-properties officeooo:rsid="01230095" officeooo:paragraph-rsid="013156f2" style:text-scale="96%"/>
    </style:style>
    <style:style style:name="P173" style:family="paragraph" style:parent-style-name="Table_20_Contents">
      <style:text-properties officeooo:paragraph-rsid="01230095"/>
    </style:style>
    <style:style style:name="P174" style:family="paragraph" style:parent-style-name="Table_20_Contents">
      <style:text-properties officeooo:rsid="0124e6a9" officeooo:paragraph-rsid="0124e6a9"/>
    </style:style>
    <style:style style:name="P175" style:family="paragraph" style:parent-style-name="Table_20_Contents">
      <style:text-properties officeooo:rsid="01385b5d" officeooo:paragraph-rsid="01385b5d"/>
    </style:style>
    <style:style style:name="P176" style:family="paragraph" style:parent-style-name="Table_20_Contents">
      <style:text-properties officeooo:rsid="00e6c0bf" officeooo:paragraph-rsid="0158f1c1"/>
    </style:style>
    <style:style style:name="P177" style:family="paragraph" style:parent-style-name="Table_20_Contents">
      <style:text-properties officeooo:rsid="0142bdb5" officeooo:paragraph-rsid="0158f1c1"/>
    </style:style>
    <style:style style:name="P178" style:family="paragraph" style:parent-style-name="Title">
      <style:text-properties style:font-name="Courier 10 Pitch" fo:font-size="70pt" style:font-size-asian="28pt" style:font-size-complex="28pt"/>
    </style:style>
    <style:style style:name="P179" style:family="paragraph" style:parent-style-name="List_20_Contents">
      <style:paragraph-properties fo:text-align="end" style:justify-single-word="false"/>
      <style:text-properties officeooo:paragraph-rsid="01205433"/>
    </style:style>
    <style:style style:name="P18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8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3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84" style:family="paragraph" style:parent-style-name="Text_20_body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185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86" style:family="paragraph" style:parent-style-name="Text_20_body">
      <style:text-properties officeooo:paragraph-rsid="015bdad7"/>
    </style:style>
    <style:style style:name="P187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88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189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90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91" style:family="paragraph" style:parent-style-name="Heading_20_2">
      <style:text-properties officeooo:paragraph-rsid="00b3a667"/>
    </style:style>
    <style:style style:name="P192" style:family="paragraph" style:parent-style-name="Heading_20_2" style:list-style-name="">
      <style:text-properties officeooo:rsid="00ff7fee" officeooo:paragraph-rsid="013dec3e"/>
    </style:style>
    <style:style style:name="P193" style:family="paragraph" style:parent-style-name="Heading_20_2">
      <style:text-properties officeooo:rsid="014056e5" officeooo:paragraph-rsid="01585c4b"/>
    </style:style>
    <style:style style:name="P194" style:family="paragraph" style:parent-style-name="Heading_20_2">
      <style:text-properties officeooo:paragraph-rsid="00b50e79"/>
    </style:style>
    <style:style style:name="P195" style:family="paragraph" style:parent-style-name="Heading_20_2">
      <style:text-properties officeooo:paragraph-rsid="0105e006"/>
    </style:style>
    <style:style style:name="P196" style:family="paragraph" style:parent-style-name="Heading_20_2">
      <style:text-properties officeooo:paragraph-rsid="0134757e"/>
    </style:style>
    <style:style style:name="P197" style:family="paragraph" style:parent-style-name="Heading_20_2">
      <style:text-properties officeooo:paragraph-rsid="015bdad7"/>
    </style:style>
    <style:style style:name="P198" style:family="paragraph" style:parent-style-name="Heading_20_2">
      <style:paragraph-properties fo:margin-top="0.49mm" fo:margin-bottom="0.49mm" loext:contextual-spacing="false"/>
    </style:style>
    <style:style style:name="P199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00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01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02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03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04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05" style:family="paragraph" style:parent-style-name="Heading_20_2">
      <style:paragraph-properties fo:break-before="column"/>
    </style:style>
    <style:style style:name="P20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7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08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09" style:family="paragraph" style:parent-style-name="Heading_20_1">
      <style:text-properties officeooo:paragraph-rsid="014ea5b0"/>
    </style:style>
    <style:style style:name="P210" style:family="paragraph" style:parent-style-name="Heading_20_1">
      <style:text-properties officeooo:paragraph-rsid="013dec3e"/>
    </style:style>
    <style:style style:name="P211" style:family="paragraph" style:parent-style-name="Heading_20_1">
      <style:text-properties officeooo:paragraph-rsid="00fa3cda"/>
    </style:style>
    <style:style style:name="P212" style:family="paragraph" style:parent-style-name="Heading_20_1">
      <style:text-properties officeooo:paragraph-rsid="00dcd366"/>
    </style:style>
    <style:style style:name="P213" style:family="paragraph" style:parent-style-name="Heading_20_1">
      <style:text-properties officeooo:paragraph-rsid="00dce054"/>
    </style:style>
    <style:style style:name="P214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15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16" style:family="paragraph" style:parent-style-name="Heading_20_1">
      <style:paragraph-properties fo:break-before="column"/>
    </style:style>
    <style:style style:name="P217" style:family="paragraph" style:parent-style-name="Heading_20_1">
      <style:paragraph-properties fo:break-before="column"/>
      <style:text-properties officeooo:paragraph-rsid="00b50e79"/>
    </style:style>
    <style:style style:name="P218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20" style:family="paragraph" style:parent-style-name="Heading_20_3">
      <style:text-properties officeooo:rsid="00f23b3f" officeooo:paragraph-rsid="00f23b3f"/>
    </style:style>
    <style:style style:name="P221" style:family="paragraph" style:parent-style-name="Heading_20_3">
      <style:text-properties officeooo:paragraph-rsid="00b50e79"/>
    </style:style>
    <style:style style:name="P222" style:family="paragraph" style:parent-style-name="Heading_20_3">
      <style:text-properties officeooo:paragraph-rsid="0135e462"/>
    </style:style>
    <style:style style:name="P223" style:family="paragraph" style:parent-style-name="Preformatted_20_Text">
      <style:text-properties officeooo:paragraph-rsid="0135e462"/>
    </style:style>
    <style:style style:name="P224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225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226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227" style:family="paragraph" style:parent-style-name="Preformatted_20_Text">
      <style:paragraph-properties fo:text-align="center" style:justify-single-word="false"/>
      <style:text-properties officeooo:rsid="015f62d9" officeooo:paragraph-rsid="0160c970"/>
    </style:style>
    <style:style style:name="P228" style:family="paragraph" style:parent-style-name="Preformatted_20_Text">
      <style:paragraph-properties fo:text-align="center" style:justify-single-word="false"/>
    </style:style>
    <style:style style:name="P229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230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231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232" style:family="paragraph" style:parent-style-name="Heading_20_4">
      <style:text-properties officeooo:paragraph-rsid="00dcd366"/>
    </style:style>
    <style:style style:name="P233" style:family="paragraph" style:parent-style-name="Table_20_Contents">
      <style:text-properties officeooo:rsid="015bdad7" officeooo:paragraph-rsid="015bdad7"/>
    </style:style>
    <style:style style:name="P234" style:family="paragraph" style:parent-style-name="Table_20_Contents">
      <style:text-properties officeooo:rsid="015ce9d4" officeooo:paragraph-rsid="015ce9d4"/>
    </style:style>
    <style:style style:name="P235" style:family="paragraph" style:parent-style-name="Table_20_Contents">
      <style:text-properties officeooo:rsid="015f62d9" officeooo:paragraph-rsid="015f62d9"/>
    </style:style>
    <style:style style:name="P236" style:family="paragraph" style:parent-style-name="Table_20_Contents">
      <style:text-properties officeooo:rsid="015ffb97" officeooo:paragraph-rsid="015ffb97"/>
    </style:style>
    <style:style style:name="P237" style:family="paragraph" style:parent-style-name="Table_20_Contents">
      <style:text-properties officeooo:rsid="0160c970" officeooo:paragraph-rsid="0160c970"/>
    </style:style>
    <style:style style:name="P238" style:family="paragraph" style:parent-style-name="Table_20_Contents">
      <style:text-properties officeooo:rsid="01619ef1" officeooo:paragraph-rsid="01619ef1"/>
    </style:style>
    <style:style style:name="P239" style:family="paragraph" style:parent-style-name="Table_20_Contents">
      <style:text-properties officeooo:rsid="016346ab" officeooo:paragraph-rsid="016346ab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text-scale="98%"/>
    </style:style>
    <style:style style:name="T20" style:family="text">
      <style:text-properties style:font-name="Liberation Mono" fo:font-size="10pt"/>
    </style:style>
    <style:style style:name="T2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8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0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1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2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2pt" style:font-size-asian="10pt" style:font-size-complex="10pt" style:text-scale="95%"/>
    </style:style>
    <style:style style:name="T34" style:family="text">
      <style:text-properties style:font-name="Liberation Mono" style:font-name-asian="NSimSun" style:font-name-complex="Liberation Mono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 style:text-scale="96%"/>
    </style:style>
    <style:style style:name="T38" style:family="text">
      <style:text-properties fo:font-weight="bold" officeooo:rsid="0133d30e" style:font-weight-asian="bold" style:font-weight-complex="bold"/>
    </style:style>
    <style:style style:name="T39" style:family="text">
      <style:text-properties officeooo:rsid="00389af9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89af9" style:font-weight-asian="normal" style:font-weight-complex="normal"/>
    </style:style>
    <style:style style:name="T42" style:family="text">
      <style:text-properties fo:font-weight="normal" officeooo:rsid="006f653e" style:font-weight-asian="normal" style:font-weight-complex="normal"/>
    </style:style>
    <style:style style:name="T43" style:family="text">
      <style:text-properties fo:font-weight="normal" officeooo:rsid="003b20f0" style:font-weight-asian="normal" style:font-weight-complex="normal"/>
    </style:style>
    <style:style style:name="T44" style:family="text">
      <style:text-properties fo:font-weight="normal" officeooo:rsid="00ac076c" style:font-weight-asian="normal" style:font-weight-complex="normal"/>
    </style:style>
    <style:style style:name="T45" style:family="text">
      <style:text-properties officeooo:rsid="003986a6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8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9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0" style:family="text">
      <style:text-properties style:font-name="Liberation Serif" fo:font-size="10pt" officeooo:rsid="014274a8" style:font-size-asian="10pt" style:font-size-complex="10pt"/>
    </style:style>
    <style:style style:name="T51" style:family="text">
      <style:text-properties style:font-name="Liberation Serif" fo:font-weight="bold" style:font-weight-asian="bold" style:font-weight-complex="bold"/>
    </style:style>
    <style:style style:name="T52" style:family="text">
      <style:text-properties style:font-name="Liberation Serif" officeooo:rsid="009d69b1"/>
    </style:style>
    <style:style style:name="T5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5" style:family="text">
      <style:text-properties style:font-name="Liberation Serif" fo:font-size="12pt" style:font-size-asian="10pt" style:font-size-complex="10pt"/>
    </style:style>
    <style:style style:name="T56" style:family="text">
      <style:text-properties style:font-name="Liberation Serif" fo:font-size="12pt" style:font-size-asian="10pt" style:font-size-complex="10pt" style:text-scale="96%"/>
    </style:style>
    <style:style style:name="T57" style:family="text">
      <style:text-properties style:font-name="Liberation Serif" fo:font-size="12pt" officeooo:rsid="00cf59bd" style:font-size-asian="10pt" style:font-size-complex="10pt"/>
    </style:style>
    <style:style style:name="T58" style:family="text">
      <style:text-properties style:font-name="Liberation Serif" fo:font-size="12pt" officeooo:rsid="00ac076c" style:font-size-asian="10pt" style:font-size-complex="10pt"/>
    </style:style>
    <style:style style:name="T59" style:family="text">
      <style:text-properties style:font-name="Liberation Serif" fo:font-size="12pt" officeooo:rsid="00d31dae" style:font-size-asian="10pt" style:font-size-complex="10pt"/>
    </style:style>
    <style:style style:name="T60" style:family="text">
      <style:text-properties style:font-name="Liberation Serif" style:text-scale="95%"/>
    </style:style>
    <style:style style:name="T61" style:family="text">
      <style:text-properties style:font-name="Liberation Serif" officeooo:rsid="00a9aa07" style:text-scale="95%"/>
    </style:style>
    <style:style style:name="T62" style:family="text">
      <style:text-properties officeooo:rsid="00489d25"/>
    </style:style>
    <style:style style:name="T63" style:family="text">
      <style:text-properties fo:font-style="italic"/>
    </style:style>
    <style:style style:name="T64" style:family="text">
      <style:text-properties officeooo:rsid="005581f4"/>
    </style:style>
    <style:style style:name="T65" style:family="text">
      <style:text-properties officeooo:rsid="005f1101"/>
    </style:style>
    <style:style style:name="T66" style:family="text">
      <style:text-properties fo:color="#000000" fo:font-weight="bold"/>
    </style:style>
    <style:style style:name="T67" style:family="text">
      <style:text-properties style:font-name="monospace"/>
    </style:style>
    <style:style style:name="T68" style:family="text">
      <style:text-properties style:font-name="monospace" officeooo:rsid="005f1101"/>
    </style:style>
    <style:style style:name="T69" style:family="text">
      <style:text-properties officeooo:rsid="00602682"/>
    </style:style>
    <style:style style:name="T70" style:family="text">
      <style:text-properties officeooo:rsid="00636fae"/>
    </style:style>
    <style:style style:name="T71" style:family="text">
      <style:text-properties officeooo:rsid="00647ed4"/>
    </style:style>
    <style:style style:name="T72" style:family="text">
      <style:text-properties officeooo:rsid="006f653e"/>
    </style:style>
    <style:style style:name="T73" style:family="text">
      <style:text-properties fo:language="zxx" fo:country="none" style:language-asian="zxx" style:country-asian="none" style:language-complex="zxx" style:country-complex="none"/>
    </style:style>
    <style:style style:name="T74" style:family="text">
      <style:text-properties fo:language="zxx" fo:country="none" officeooo:rsid="0033870c" style:language-asian="zxx" style:country-asian="none" style:language-complex="zxx" style:country-complex="none"/>
    </style:style>
    <style:style style:name="T75" style:family="text">
      <style:text-properties fo:language="zxx" fo:country="none" officeooo:rsid="001d9157" style:language-asian="zxx" style:country-asian="none" style:language-complex="zxx" style:country-complex="none"/>
    </style:style>
    <style:style style:name="T76" style:family="text">
      <style:text-properties fo:language="zxx" fo:country="none" officeooo:rsid="001fbd9c" style:language-asian="zxx" style:country-asian="none" style:language-complex="zxx" style:country-complex="none"/>
    </style:style>
    <style:style style:name="T77" style:family="text">
      <style:text-properties fo:language="zxx" fo:country="none" officeooo:rsid="003b20f0" style:language-asian="zxx" style:country-asian="none" style:language-complex="zxx" style:country-complex="none"/>
    </style:style>
    <style:style style:name="T78" style:family="text">
      <style:text-properties fo:language="zxx" fo:country="none" officeooo:rsid="002bb4ef" style:language-asian="zxx" style:country-asian="none" style:language-complex="zxx" style:country-complex="none"/>
    </style:style>
    <style:style style:name="T79" style:family="text">
      <style:text-properties fo:language="zxx" fo:country="none" officeooo:rsid="002d3ccc" style:language-asian="zxx" style:country-asian="none" style:language-complex="zxx" style:country-complex="none"/>
    </style:style>
    <style:style style:name="T80" style:family="text">
      <style:text-properties fo:language="zxx" fo:country="none" officeooo:rsid="00819b96" style:language-asian="zxx" style:country-asian="none" style:language-complex="zxx" style:country-complex="none"/>
    </style:style>
    <style:style style:name="T81" style:family="text">
      <style:text-properties fo:language="zxx" fo:country="none" style:language-asian="zxx" style:country-asian="none" style:language-complex="zxx" style:country-complex="none" style:text-scale="97%"/>
    </style:style>
    <style:style style:name="T82" style:family="text">
      <style:text-properties fo:language="zxx" fo:country="none" style:language-asian="zxx" style:country-asian="none" style:language-complex="zxx" style:country-complex="none" style:text-scale="98%"/>
    </style:style>
    <style:style style:name="T83" style:family="text">
      <style:text-properties fo:language="zxx" fo:country="none" officeooo:rsid="009f4498" style:language-asian="zxx" style:country-asian="none" style:language-complex="zxx" style:country-complex="none"/>
    </style:style>
    <style:style style:name="T84" style:family="text">
      <style:text-properties fo:language="zxx" fo:country="none" officeooo:rsid="006f653e" style:language-asian="zxx" style:country-asian="none" style:language-complex="zxx" style:country-complex="none"/>
    </style:style>
    <style:style style:name="T85" style:family="text">
      <style:text-properties fo:language="zxx" fo:country="none" officeooo:rsid="00c3a387" style:language-asian="zxx" style:country-asian="none" style:language-complex="zxx" style:country-complex="none"/>
    </style:style>
    <style:style style:name="T86" style:family="text">
      <style:text-properties fo:language="zxx" fo:country="none" officeooo:rsid="00c4501e" style:language-asian="zxx" style:country-asian="none" style:language-complex="zxx" style:country-complex="none"/>
    </style:style>
    <style:style style:name="T87" style:family="text">
      <style:text-properties fo:language="zxx" fo:country="none" officeooo:rsid="00c9bdb2" style:language-asian="zxx" style:country-asian="none" style:language-complex="zxx" style:country-complex="none"/>
    </style:style>
    <style:style style:name="T88" style:family="text">
      <style:text-properties fo:language="zxx" fo:country="none" officeooo:rsid="0104cc98" style:language-asian="zxx" style:country-asian="none" style:language-complex="zxx" style:country-complex="none"/>
    </style:style>
    <style:style style:name="T89" style:family="text">
      <style:text-properties fo:language="zxx" fo:country="none" style:language-asian="zxx" style:country-asian="none" style:language-complex="zxx" style:country-complex="none" style:text-scale="96%"/>
    </style:style>
    <style:style style:name="T90" style:family="text">
      <style:text-properties fo:language="zxx" fo:country="none" officeooo:rsid="013ab4f4" style:language-asian="zxx" style:country-asian="none" style:language-complex="zxx" style:country-complex="none"/>
    </style:style>
    <style:style style:name="T91" style:family="text">
      <style:text-properties fo:language="zxx" fo:country="none" officeooo:rsid="00889025" style:language-asian="zxx" style:country-asian="none" style:language-complex="zxx" style:country-complex="none"/>
    </style:style>
    <style:style style:name="T92" style:family="text">
      <style:text-properties fo:language="zxx" fo:country="none" officeooo:rsid="013dec3e" style:language-asian="zxx" style:country-asian="none" style:language-complex="zxx" style:country-complex="none"/>
    </style:style>
    <style:style style:name="T93" style:family="text">
      <style:text-properties fo:language="zxx" fo:country="none" officeooo:rsid="00189797" style:language-asian="zxx" style:country-asian="none" style:language-complex="zxx" style:country-complex="none"/>
    </style:style>
    <style:style style:name="T94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8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9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fo:language="zxx" fo:country="none" fo:font-weight="bold" style:language-asian="zxx" style:country-asian="none" style:language-complex="zxx" style:country-complex="none"/>
    </style:style>
    <style:style style:name="T102" style:family="text">
      <style:text-properties fo:language="zxx" fo:country="none" fo:font-style="italic" style:language-asian="zxx" style:country-asian="none" style:language-complex="zxx" style:country-complex="none"/>
    </style:style>
    <style:style style:name="T10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6" style:family="text">
      <style:text-properties officeooo:rsid="00701ae9"/>
    </style:style>
    <style:style style:name="T107" style:family="text">
      <style:text-properties style:font-name-asian="NSimSun" style:font-name-complex="Liberation Mono"/>
    </style:style>
    <style:style style:name="T108" style:family="text">
      <style:text-properties officeooo:rsid="00369f7a" style:font-name-asian="NSimSun" style:font-name-complex="Liberation Mono"/>
    </style:style>
    <style:style style:name="T109" style:family="text">
      <style:text-properties officeooo:rsid="00b94b22" style:font-name-asian="NSimSun" style:font-name-complex="Liberation Mono"/>
    </style:style>
    <style:style style:name="T110" style:family="text">
      <style:text-properties officeooo:rsid="0102ef04" style:font-name-asian="NSimSun" style:font-name-complex="Liberation Mono"/>
    </style:style>
    <style:style style:name="T111" style:family="text">
      <style:text-properties officeooo:rsid="003b20f0"/>
    </style:style>
    <style:style style:name="T112" style:family="text">
      <style:text-properties style:text-scale="98%"/>
    </style:style>
    <style:style style:name="T113" style:family="text">
      <style:text-properties officeooo:rsid="01230095" style:text-scale="98%"/>
    </style:style>
    <style:style style:name="T114" style:family="text">
      <style:text-properties officeooo:rsid="0119c23d" style:text-scale="98%"/>
    </style:style>
    <style:style style:name="T115" style:family="text">
      <style:text-properties officeooo:rsid="012f2993" style:text-scale="98%"/>
    </style:style>
    <style:style style:name="T116" style:family="text">
      <style:text-properties officeooo:rsid="012ff093" style:text-scale="98%"/>
    </style:style>
    <style:style style:name="T117" style:family="text">
      <style:text-properties officeooo:rsid="013156f2" style:text-scale="98%"/>
    </style:style>
    <style:style style:name="T11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0" style:family="text">
      <style:text-properties fo:font-size="8pt" style:font-size-asian="10pt" style:font-size-complex="10pt"/>
    </style:style>
    <style:style style:name="T121" style:family="text">
      <style:text-properties officeooo:rsid="008ed4d2"/>
    </style:style>
    <style:style style:name="T122" style:family="text">
      <style:text-properties officeooo:rsid="0091a3b5"/>
    </style:style>
    <style:style style:name="T123" style:family="text">
      <style:text-properties officeooo:rsid="00946df3"/>
    </style:style>
    <style:style style:name="T124" style:family="text">
      <style:text-properties officeooo:rsid="009a1201"/>
    </style:style>
    <style:style style:name="T125" style:family="text">
      <style:text-properties officeooo:rsid="009baf15"/>
    </style:style>
    <style:style style:name="T126" style:family="text">
      <style:text-properties officeooo:rsid="009f4498"/>
    </style:style>
    <style:style style:name="T127" style:family="text">
      <style:text-properties fo:font-size="6pt" style:font-size-asian="10pt" style:font-size-complex="10pt"/>
    </style:style>
    <style:style style:name="T128" style:family="text">
      <style:text-properties officeooo:rsid="00a70531"/>
    </style:style>
    <style:style style:name="T129" style:family="text">
      <style:text-properties officeooo:rsid="00ac076c"/>
    </style:style>
    <style:style style:name="T130" style:family="text">
      <style:text-properties officeooo:rsid="00ad27e1"/>
    </style:style>
    <style:style style:name="T131" style:family="text">
      <style:text-properties officeooo:rsid="00baef6e"/>
    </style:style>
    <style:style style:name="T132" style:family="text">
      <style:text-properties officeooo:rsid="00c04310"/>
    </style:style>
    <style:style style:name="T133" style:family="text">
      <style:text-properties officeooo:rsid="00c20a31"/>
    </style:style>
    <style:style style:name="T134" style:family="text">
      <style:text-properties officeooo:rsid="00c3deb3"/>
    </style:style>
    <style:style style:name="T135" style:family="text">
      <style:text-properties officeooo:rsid="00c4501e"/>
    </style:style>
    <style:style style:name="T136" style:family="text">
      <style:text-properties style:text-scale="96%"/>
    </style:style>
    <style:style style:name="T137" style:family="text">
      <style:text-properties officeooo:rsid="00d31dae"/>
    </style:style>
    <style:style style:name="T13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officeooo:rsid="00da39da"/>
    </style:style>
    <style:style style:name="T140" style:family="text">
      <style:text-properties officeooo:rsid="00dcd366"/>
    </style:style>
    <style:style style:name="T141" style:family="text">
      <style:text-properties officeooo:rsid="00e17379"/>
    </style:style>
    <style:style style:name="T142" style:family="text">
      <style:text-properties officeooo:rsid="00e6c0bf"/>
    </style:style>
    <style:style style:name="T143" style:family="text">
      <style:text-properties officeooo:rsid="0009fa69"/>
    </style:style>
    <style:style style:name="T144" style:family="text">
      <style:text-properties officeooo:rsid="00f1541a"/>
    </style:style>
    <style:style style:name="T145" style:family="text">
      <style:text-properties officeooo:rsid="00f3d51e"/>
    </style:style>
    <style:style style:name="T146" style:family="text">
      <style:text-properties officeooo:rsid="00f5d83f"/>
    </style:style>
    <style:style style:name="T147" style:family="text">
      <style:text-properties officeooo:rsid="00f81a30"/>
    </style:style>
    <style:style style:name="T148" style:family="text">
      <style:text-properties officeooo:rsid="00ff7fee"/>
    </style:style>
    <style:style style:name="T149" style:family="text">
      <style:text-properties officeooo:rsid="01001712"/>
    </style:style>
    <style:style style:name="T150" style:family="text">
      <style:text-properties officeooo:rsid="0105e006"/>
    </style:style>
    <style:style style:name="T151" style:family="text">
      <style:text-properties officeooo:rsid="0107eacd"/>
    </style:style>
    <style:style style:name="T152" style:family="text">
      <style:text-properties officeooo:rsid="01087700"/>
    </style:style>
    <style:style style:name="T153" style:family="text">
      <style:text-properties officeooo:rsid="010d25b7"/>
    </style:style>
    <style:style style:name="T154" style:family="text">
      <style:text-properties officeooo:rsid="0113f9bf"/>
    </style:style>
    <style:style style:name="T155" style:family="text">
      <style:text-properties officeooo:rsid="011411e9"/>
    </style:style>
    <style:style style:name="T156" style:family="text">
      <style:text-properties officeooo:rsid="0114ac00"/>
    </style:style>
    <style:style style:name="T157" style:family="text">
      <style:text-properties officeooo:rsid="0115c6af"/>
    </style:style>
    <style:style style:name="T158" style:family="text">
      <style:text-properties officeooo:rsid="01164d25"/>
    </style:style>
    <style:style style:name="T159" style:family="text">
      <style:text-properties officeooo:rsid="011a6bc3"/>
    </style:style>
    <style:style style:name="T160" style:family="text">
      <style:text-properties officeooo:rsid="011d430e"/>
    </style:style>
    <style:style style:name="T161" style:family="text">
      <style:text-properties officeooo:rsid="012172dd"/>
    </style:style>
    <style:style style:name="T162" style:family="text">
      <style:text-properties officeooo:rsid="01230095"/>
    </style:style>
    <style:style style:name="T163" style:family="text">
      <style:text-properties officeooo:rsid="01286586"/>
    </style:style>
    <style:style style:name="T164" style:family="text">
      <style:text-properties officeooo:rsid="012a3349"/>
    </style:style>
    <style:style style:name="T165" style:family="text">
      <style:text-properties officeooo:rsid="012b2747"/>
    </style:style>
    <style:style style:name="T166" style:family="text">
      <style:text-properties officeooo:rsid="012cf6bf"/>
    </style:style>
    <style:style style:name="T167" style:family="text">
      <style:text-properties officeooo:rsid="012e4428"/>
    </style:style>
    <style:style style:name="T168" style:family="text">
      <style:text-properties officeooo:rsid="012ea5f8"/>
    </style:style>
    <style:style style:name="T169" style:family="text">
      <style:text-properties officeooo:rsid="012ff093"/>
    </style:style>
    <style:style style:name="T170" style:family="text">
      <style:text-properties style:text-underline-style="solid" style:text-underline-type="double" style:text-underline-width="auto" style:text-underline-color="font-color"/>
    </style:style>
    <style:style style:name="T171" style:family="text">
      <style:text-properties officeooo:rsid="0133d30e"/>
    </style:style>
    <style:style style:name="T172" style:family="text">
      <style:text-properties officeooo:rsid="0134757e"/>
    </style:style>
    <style:style style:name="T173" style:family="text">
      <style:text-properties officeooo:rsid="0135e462"/>
    </style:style>
    <style:style style:name="T174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5" style:family="text">
      <style:text-properties officeooo:rsid="013eca18"/>
    </style:style>
    <style:style style:name="T176" style:family="text">
      <style:text-properties officeooo:rsid="0140f8af"/>
    </style:style>
    <style:style style:name="T177" style:family="text">
      <style:text-properties officeooo:rsid="014274a8"/>
    </style:style>
    <style:style style:name="T178" style:family="text">
      <style:text-properties officeooo:rsid="0144296b"/>
    </style:style>
    <style:style style:name="T179" style:family="text">
      <style:text-properties officeooo:rsid="01476a30"/>
    </style:style>
    <style:style style:name="T180" style:family="text">
      <style:text-properties officeooo:rsid="014c7d34"/>
    </style:style>
    <style:style style:name="T181" style:family="text">
      <style:text-properties officeooo:rsid="014ea5b0"/>
    </style:style>
    <style:style style:name="T182" style:family="text">
      <style:text-properties officeooo:rsid="0153c599"/>
    </style:style>
    <style:style style:name="T183" style:family="text">
      <style:text-properties officeooo:rsid="01556696"/>
    </style:style>
    <style:style style:name="T184" style:family="text">
      <style:text-properties officeooo:rsid="015bdad7"/>
    </style:style>
    <style:style style:name="T185" style:family="text">
      <style:text-properties style:font-name="Liberation Mono" style:font-name-asian="Liberation Mono" style:font-name-complex="Liberation Mono"/>
    </style:style>
    <style:style style:name="T186" style:family="text">
      <style:text-properties officeooo:rsid="016346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78">Terminal</text:p>
              <text:p text:style-name="P24"><text:span text:style-name="T107"><text:s/></text:span><text:span text:style-name="T108">glossary </text:span><text:span text:style-name="T109">0.</text:span><text:span text:style-name="T110">4</text:span></text:p>
            </table:table-cell>
            <table:table-cell table:style-name="Table4.B1" office:value-type="string">
              <text:p text:style-name="P155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82"><text:a xlink:type="simple" xlink:href="#__RefHeading___Toc653_1005567325" text:style-name="Index_20_Link" text:visited-style-name="Index_20_Link">New terminal<text:tab/>1</text:a></text:p>
            <text:p text:style-name="P182"><text:a xlink:type="simple" xlink:href="#__RefHeading___Toc4184_2220584875" text:style-name="Index_20_Link" text:visited-style-name="Index_20_Link">terminal history<text:tab/>1</text:a></text:p>
            <text:p text:style-name="P182"><text:a xlink:type="simple" xlink:href="#__RefHeading___Toc3165_268976311" text:style-name="Index_20_Link" text:visited-style-name="Index_20_Link">Navigation<text:tab/>2</text:a></text:p>
            <text:p text:style-name="P180"><text:a xlink:type="simple" xlink:href="#__RefHeading___Toc3169_1590653438" text:style-name="Index_20_Link" text:visited-style-name="Index_20_Link">list<text:tab/>2</text:a></text:p>
            <text:p text:style-name="P180"><text:a xlink:type="simple" xlink:href="#__RefHeading___Toc3167_268976311" text:style-name="Index_20_Link" text:visited-style-name="Index_20_Link">find<text:tab/>2</text:a></text:p>
            <text:p text:style-name="P180"><text:a xlink:type="simple" xlink:href="#__RefHeading___Toc4094_2220584875" text:style-name="Index_20_Link" text:visited-style-name="Index_20_Link">locate<text:tab/>2</text:a></text:p>
            <text:p text:style-name="P180"><text:a xlink:type="simple" xlink:href="#__RefHeading___Toc3169_268976311" text:style-name="Index_20_Link" text:visited-style-name="Index_20_Link">tree<text:tab/>2</text:a></text:p>
            <text:p text:style-name="P182"><text:a xlink:type="simple" xlink:href="#__RefHeading___Toc11528_3461777943" text:style-name="Index_20_Link" text:visited-style-name="Index_20_Link">Directories<text:tab/>2</text:a></text:p>
            <text:p text:style-name="P180"><text:a xlink:type="simple" xlink:href="#__RefHeading___Toc11530_3461777943" text:style-name="Index_20_Link" text:visited-style-name="Index_20_Link">working dir<text:tab/>2</text:a></text:p>
            <text:p text:style-name="P180"><text:a xlink:type="simple" xlink:href="#__RefHeading___Toc11532_3461777943" text:style-name="Index_20_Link" text:visited-style-name="Index_20_Link">new directory<text:tab/>2</text:a></text:p>
            <text:p text:style-name="P180"><text:a xlink:type="simple" xlink:href="#__RefHeading___Toc3171_1590653438" text:style-name="Index_20_Link" text:visited-style-name="Index_20_Link">change directory<text:tab/>2</text:a></text:p>
            <text:p text:style-name="P181"><text:a xlink:type="simple" xlink:href="#__RefHeading___Toc11136_952624381" text:style-name="Index_20_Link" text:visited-style-name="Index_20_Link">open directory<text:tab/>2</text:a></text:p>
            <text:p text:style-name="P180"><text:a xlink:type="simple" xlink:href="#__RefHeading___Toc2029_451784513" text:style-name="Index_20_Link" text:visited-style-name="Index_20_Link">bash<text:tab/>2</text:a></text:p>
            <text:p text:style-name="P182"><text:a xlink:type="simple" xlink:href="#__RefHeading___Toc11706_1086886642" text:style-name="Index_20_Link" text:visited-style-name="Index_20_Link">files<text:tab/>3</text:a></text:p>
            <text:p text:style-name="P180"><text:a xlink:type="simple" xlink:href="#__RefHeading___Toc2608_1379477827" text:style-name="Index_20_Link" text:visited-style-name="Index_20_Link">create a new file<text:tab/>3</text:a></text:p>
            <text:p text:style-name="P180"><text:a xlink:type="simple" xlink:href="#__RefHeading___Toc2610_1379477827" text:style-name="Index_20_Link" text:visited-style-name="Index_20_Link">Copy<text:tab/>3</text:a></text:p>
            <text:p text:style-name="P180"><text:a xlink:type="simple" xlink:href="#__RefHeading___Toc3179_1590653438" text:style-name="Index_20_Link" text:visited-style-name="Index_20_Link">Move<text:tab/>3</text:a></text:p>
            <text:p text:style-name="P180"><text:a xlink:type="simple" xlink:href="#__RefHeading___Toc3181_1590653438" text:style-name="Index_20_Link" text:visited-style-name="Index_20_Link">Rename<text:tab/>3</text:a></text:p>
            <text:p text:style-name="P180"><text:a xlink:type="simple" xlink:href="#__RefHeading___Toc3183_1590653438" text:style-name="Index_20_Link" text:visited-style-name="Index_20_Link">Delete<text:tab/>3</text:a></text:p>
            <text:p text:style-name="P180"><text:a xlink:type="simple" xlink:href="#__RefHeading___Toc20017_205490006" text:style-name="Index_20_Link" text:visited-style-name="Index_20_Link">file contents<text:tab/>3</text:a></text:p>
            <text:p text:style-name="P180"><text:a xlink:type="simple" xlink:href="#__RefHeading___Toc11534_3461777943" text:style-name="Index_20_Link" text:visited-style-name="Index_20_Link">Make executables<text:tab/>3</text:a></text:p>
            <text:p text:style-name="P180"><text:a xlink:type="simple" xlink:href="#__RefHeading___Toc11138_952624381" text:style-name="Index_20_Link" text:visited-style-name="Index_20_Link">editing files<text:tab/>4</text:a></text:p>
            <text:p text:style-name="P181"><text:a xlink:type="simple" xlink:href="#__RefHeading___Toc3187_1590653438" text:style-name="Index_20_Link" text:visited-style-name="Index_20_Link">Redirection<text:tab/>4</text:a></text:p>
            <text:p text:style-name="P183"><text:a xlink:type="simple" xlink:href="#__RefHeading___Toc3189_1590653438" text:style-name="Index_20_Link" text:visited-style-name="Index_20_Link">Appending<text:tab/>4</text:a></text:p>
            <text:p text:style-name="P183"><text:a xlink:type="simple" xlink:href="#__RefHeading___Toc3191_1590653438" text:style-name="Index_20_Link" text:visited-style-name="Index_20_Link">Piping<text:tab/>4</text:a></text:p>
            <text:p text:style-name="P183"><text:a xlink:type="simple" xlink:href="#__RefHeading___Toc3193_1590653438" text:style-name="Index_20_Link" text:visited-style-name="Index_20_Link">Sorting<text:tab/>4</text:a></text:p>
            <text:p text:style-name="P183"><text:a xlink:type="simple" xlink:href="#__RefHeading___Toc3195_1590653438" text:style-name="Index_20_Link" text:visited-style-name="Index_20_Link">Unique<text:tab/>4</text:a></text:p>
            <text:p text:style-name="P182"><text:a xlink:type="simple" xlink:href="#__RefHeading___Toc11536_3461777943" text:style-name="Index_20_Link" text:visited-style-name="Index_20_Link">GREP<text:tab/>4</text:a></text:p>
            <text:p text:style-name="P182"><text:a xlink:type="simple" xlink:href="#__RefHeading___Toc5624_428051376" text:style-name="Index_20_Link" text:visited-style-name="Index_20_Link">stdin<text:tab/>4</text:a></text:p>
            <text:p text:style-name="P183"><text:a xlink:type="simple" xlink:href="#__RefHeading___Toc2214_1677407077" text:style-name="Index_20_Link" text:visited-style-name="Index_20_Link">stream editor<text:tab/>4</text:a></text:p>
            <text:p text:style-name="P182"><text:a xlink:type="simple" xlink:href="#__RefHeading___Toc10155_72527309" text:style-name="Index_20_Link" text:visited-style-name="Index_20_Link">Apps<text:tab/>5</text:a></text:p>
            <text:p text:style-name="P181"><text:a xlink:type="simple" xlink:href="#__RefHeading___Toc3662_382694965" text:style-name="Index_20_Link" text:visited-style-name="Index_20_Link">terminal names<text:tab/>5</text:a></text:p>
            <text:p text:style-name="P181"><text:a xlink:type="simple" xlink:href="#__RefHeading___Toc10157_72527309" text:style-name="Index_20_Link" text:visited-style-name="Index_20_Link">List app paths<text:tab/>5</text:a></text:p>
            <text:p text:style-name="P180"><text:a xlink:type="simple" xlink:href="#__RefHeading___Toc708_828875736" text:style-name="Index_20_Link" text:visited-style-name="Index_20_Link">Install apps<text:tab/>5</text:a></text:p>
            <text:p text:style-name="P181"><text:a xlink:type="simple" xlink:href="#__RefHeading___Toc1022_1285522627" text:style-name="Index_20_Link" text:visited-style-name="Index_20_Link">uninstall apps<text:tab/>5</text:a></text:p>
            <text:p text:style-name="P181"><text:a xlink:type="simple" xlink:href="#__RefHeading___Toc2127_37273550" text:style-name="Index_20_Link" text:visited-style-name="Index_20_Link">reinstall apps<text:tab/>5</text:a></text:p>
            <text:p text:style-name="P180"><text:a xlink:type="simple" xlink:href="#__RefHeading___Toc1024_1285522627" text:style-name="Index_20_Link" text:visited-style-name="Index_20_Link">remove ppas<text:tab/>5</text:a></text:p>
            <text:p text:style-name="P181"><text:a xlink:type="simple" xlink:href="#__RefHeading___Toc11708_1086886642" text:style-name="Index_20_Link" text:visited-style-name="Index_20_Link">install .sh scripts<text:tab/>5</text:a></text:p>
            <text:p text:style-name="P180"><text:a xlink:type="simple" xlink:href="#__RefHeading___Toc869_553901057" text:style-name="Index_20_Link" text:visited-style-name="Index_20_Link">Install updates<text:tab/>5</text:a></text:p>
            <text:p text:style-name="P180"><text:a xlink:type="simple" xlink:href="#__RefHeading___Toc1026_1285522627" text:style-name="Index_20_Link" text:visited-style-name="Index_20_Link">fixing repos<text:tab/>5</text:a></text:p>
            <text:p text:style-name="P182"><text:a xlink:type="simple" xlink:href="#__RefHeading___Toc2218_1677407077" text:style-name="Index_20_Link" text:visited-style-name="Index_20_Link">System<text:tab/>5</text:a></text:p>
            <text:p text:style-name="P180"><text:a xlink:type="simple" xlink:href="#__RefHeading___Toc2220_1677407077" text:style-name="Index_20_Link" text:visited-style-name="Index_20_Link">disks<text:tab/>5</text:a></text:p>
            <text:p text:style-name="P180"><text:a xlink:type="simple" xlink:href="#__RefHeading___Toc3171_268976311" text:style-name="Index_20_Link" text:visited-style-name="Index_20_Link">disk usage<text:tab/>5</text:a></text:p>
            <text:p text:style-name="P181"><text:a xlink:type="simple" xlink:href="#__RefHeading___Toc1020_1285522627" text:style-name="Index_20_Link" text:visited-style-name="Index_20_Link">scandisk<text:tab/>5</text:a></text:p>
            <text:p text:style-name="P181"><text:a xlink:type="simple" xlink:href="#__RefHeading___Toc5570_428051376" text:style-name="Index_20_Link" text:visited-style-name="Index_20_Link">mounting<text:tab/>5</text:a></text:p>
            <text:p text:style-name="P180"><text:a xlink:type="simple" xlink:href="#__RefHeading___Toc3690_382694965" text:style-name="Index_20_Link" text:visited-style-name="Index_20_Link">Manual (help)<text:tab/>6</text:a></text:p>
            <text:p text:style-name="P180"><text:a xlink:type="simple" xlink:href="#__RefHeading___Toc2077_451784513" text:style-name="Index_20_Link" text:visited-style-name="Index_20_Link">power-off<text:tab/>6</text:a></text:p>
            <text:p text:style-name="P180"><text:a xlink:type="simple" xlink:href="#__RefHeading___Toc2008_451784513" text:style-name="Index_20_Link" text:visited-style-name="Index_20_Link">processes<text:tab/>6</text:a></text:p>
            <text:p text:style-name="P181"><text:a xlink:type="simple" xlink:href="#__RefHeading___Toc2010_451784513" text:style-name="Index_20_Link" text:visited-style-name="Index_20_Link">top<text:tab/>6</text:a></text:p>
            <text:p text:style-name="P181"><text:a xlink:type="simple" xlink:href="#__RefHeading___Toc2012_451784513" text:style-name="Index_20_Link" text:visited-style-name="Index_20_Link">ps<text:tab/>6</text:a></text:p>
            <text:p text:style-name="P181"><text:a xlink:type="simple" xlink:href="#__RefHeading___Toc2198_1677407077" text:style-name="Index_20_Link" text:visited-style-name="Index_20_Link">jobs<text:tab/>6</text:a></text:p>
            <text:p text:style-name="P181"><text:a xlink:type="simple" xlink:href="#__RefHeading___Toc2014_451784513" text:style-name="Index_20_Link" text:visited-style-name="Index_20_Link">pgrep<text:tab/>6</text:a></text:p>
            <text:p text:style-name="P181"><text:a xlink:type="simple" xlink:href="#__RefHeading___Toc2016_451784513" text:style-name="Index_20_Link" text:visited-style-name="Index_20_Link">kill<text:tab/>6</text:a></text:p>
            <text:p text:style-name="P181"><text:a xlink:type="simple" xlink:href="#__RefHeading___Toc2018_451784513" text:style-name="Index_20_Link" text:visited-style-name="Index_20_Link">pkill &amp; killall<text:tab/>6</text:a></text:p>
            <text:p text:style-name="P181"><text:a xlink:type="simple" xlink:href="#__RefHeading___Toc2200_1677407077" text:style-name="Index_20_Link" text:visited-style-name="Index_20_Link">disown<text:tab/>6</text:a></text:p>
            <text:p text:style-name="P182"><text:a xlink:type="simple" xlink:href="#__RefHeading___Toc809_1365304481" text:style-name="Index_20_Link" text:visited-style-name="Index_20_Link">Archives<text:tab/>6</text:a></text:p>
            <text:p text:style-name="P180"><text:a xlink:type="simple" xlink:href="#__RefHeading___Toc811_1365304481" text:style-name="Index_20_Link" text:visited-style-name="Index_20_Link">TAR<text:tab/>6</text:a></text:p>
            <text:p text:style-name="P180"><text:a xlink:type="simple" xlink:href="#__RefHeading___Toc871_553901057" text:style-name="Index_20_Link" text:visited-style-name="Index_20_Link">Zip<text:tab/>6</text:a></text:p>
            <text:p text:style-name="P182"><text:a xlink:type="simple" xlink:href="#__RefHeading___Toc2079_451784513" text:style-name="Index_20_Link" text:visited-style-name="Index_20_Link">personalize bash<text:tab/>7</text:a></text:p>
            <text:p text:style-name="P181"><text:a xlink:type="simple" xlink:href="#__RefHeading___Toc2002_451784513" text:style-name="Index_20_Link" text:visited-style-name="Index_20_Link">autocompletion<text:tab/>7</text:a></text:p>
            <text:p text:style-name="P180"><text:a xlink:type="simple" xlink:href="#__RefHeading___Toc2004_451784513" text:style-name="Index_20_Link" text:visited-style-name="Index_20_Link">colors meaning<text:tab/>7</text:a></text:p>
            <text:p text:style-name="P182"><text:a xlink:type="simple" xlink:href="#__RefHeading___Toc5626_428051376" text:style-name="Index_20_Link" text:visited-style-name="Index_20_Link">specific apps<text:tab/>7</text:a></text:p>
            <text:p text:style-name="P180"><text:a xlink:type="simple" xlink:href="#__RefHeading___Toc44535_1435368569" text:style-name="Index_20_Link" text:visited-style-name="Index_20_Link">Bash<text:tab/>7</text:a></text:p>
            <text:p text:style-name="P180"><text:a xlink:type="simple" xlink:href="#__RefHeading___Toc2935_3392871848" text:style-name="Index_20_Link" text:visited-style-name="Index_20_Link">Libre Office<text:tab/>7</text:a></text:p>
            <text:p text:style-name="P181"><text:a xlink:type="simple" xlink:href="#__RefHeading___Toc2937_3392871848" text:style-name="Index_20_Link" text:visited-style-name="Index_20_Link">white icons:<text:tab/>7</text:a></text:p>
            <text:p text:style-name="P180"><text:a xlink:type="simple" xlink:href="#__RefHeading___Toc2384_1677407077" text:style-name="Index_20_Link" text:visited-style-name="Index_20_Link">Clementine<text:tab/>7</text:a></text:p>
            <text:p text:style-name="P180"><text:a xlink:type="simple" xlink:href="#__RefHeading___Toc20019_205490006" text:style-name="Index_20_Link" text:visited-style-name="Index_20_Link">Sublime Text<text:tab/>7</text:a></text:p>
            <text:p text:style-name="P181"><text:a xlink:type="simple" xlink:href="#__RefHeading___Toc20021_205490006" text:style-name="Index_20_Link" text:visited-style-name="Index_20_Link">Lines<text:tab/>7</text:a></text:p>
            <text:p text:style-name="P181"><text:a xlink:type="simple" xlink:href="#__RefHeading___Toc20023_205490006" text:style-name="Index_20_Link" text:visited-style-name="Index_20_Link">Command Mode<text:tab/>7</text:a></text:p>
            <text:p text:style-name="P181"><text:a xlink:type="simple" xlink:href="#__RefHeading___Toc20025_205490006" text:style-name="Index_20_Link" text:visited-style-name="Index_20_Link">Indent<text:tab/>7</text:a></text:p>
            <text:p text:style-name="P181"><text:a xlink:type="simple" xlink:href="#__RefHeading___Toc20027_205490006" text:style-name="Index_20_Link" text:visited-style-name="Index_20_Link">Fold/Unfold<text:tab/>7</text:a></text:p>
            <text:p text:style-name="P181"><text:a xlink:type="simple" xlink:href="#__RefHeading___Toc20029_205490006" text:style-name="Index_20_Link" text:visited-style-name="Index_20_Link">alignment<text:tab/>7</text:a></text:p>
            <text:p text:style-name="P181"><text:a xlink:type="simple" xlink:href="#__RefHeading___Toc5572_428051376" text:style-name="Index_20_Link" text:visited-style-name="Index_20_Link">Cucumber<text:tab/>7</text:a></text:p>
            <text:p text:style-name="P181"><text:a xlink:type="simple" xlink:href="#__RefHeading___Toc2939_3392871848" text:style-name="Index_20_Link" text:visited-style-name="Index_20_Link">Markdown Preview<text:tab/>7</text:a></text:p>
            <text:p text:style-name="P180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206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0">g</text:span>nome-terminal</text:p>
            </table:table-cell>
            <table:table-cell table:style-name="Table25.B1" office:value-type="string">
              <text:p text:style-name="P157">ctrl+<text:span text:style-name="T147">alt</text:span>+t</text:p>
            </table:table-cell>
          </table:table-row>
        </table:table>
        <text:h text:style-name="P209" text:outline-level="1"><text:bookmark-start text:name="__RefHeading___Toc4184_2220584875"/><text:span text:style-name="Source_20_Text"><text:span text:style-name="T181">terminal history</text:span></text:span><text:bookmark-end text:name="__RefHeading___Toc4184_2220584875"/></text:h>
        <text:p text:style-name="P86"><text:span text:style-name="Source_20_Text"><text:span text:style-name="T181">CTRL+R</text:span></text:span></text:p>
        <text:h text:style-name="P207" text:outline-level="1"/>
        <text:h text:style-name="P184" text:outline-level="1"/>
        <text:h text:style-name="P214" text:outline-level="1"><text:bookmark-start text:name="__RefHeading___Toc3165_268976311"/>Navigation<text:bookmark-end text:name="__RefHeading___Toc3165_268976311"/></text:h>
        <text:h text:style-name="P187" text:outline-level="2"><text:bookmark-start text:name="__RefHeading___Toc3169_1590653438"/>list<text:bookmark-end text:name="__RefHeading___Toc3169_1590653438"/></text:h>
        <text:p text:style-name="P11">$ ls<text:span text:style-name="T156"> -al</text:span><text:tab/><text:span text:style-name="T55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4"><text:span text:style-name="Source_20_Text"><text:span text:style-name="T26">-a</text:span></text:span><text:span text:style-name="T26"> </text:span><text:span text:style-name="T73">lists </text:span><text:span text:style-name="T95">all contents</text:span><text:span text:style-name="T73">, including </text:span><text:span text:style-name="T95">hidden</text:span><text:span text:style-name="T73"> files and directories </text:span></text:p>
            </table:table-cell>
            <table:table-cell table:style-name="Table1.B1" table:number-rows-spanned="2" office:value-type="string">
              <text:p text:style-name="P113"><text:span text:style-name="Source_20_Text"><text:span text:style-name="T26">-l</text:span></text:span><text:span text:style-name="T24"> </text:span><text:span text:style-name="T73">lists all </text:span><text:span text:style-name="T94">contents of a </text:span><text:span text:style-name="T73">directory in </text:span><text:span text:style-name="T97">long format</text:span><text:span text:style-name="T82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6">-t</text:span></text:span><text:span text:style-name="T24"> </text:span><text:span text:style-name="T96">order</text:span><text:span text:style-name="T81"> files and directories by </text:span><text:span text:style-name="T96">the time </text:span><text:span text:style-name="T81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6">ls</text:span> ~/Downloads | <text:span text:style-name="T36">grep</text:span> '\.csv'</text:p>
              <text:p text:style-name="P133"><text:span text:style-name="T133">Extensions<text:tab/></text:span>only .<text:span text:style-name="T121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1"><text:span text:style-name="T183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9"><text:span text:style-name="T183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8">-amin</text:p>
            </table:table-cell>
            <table:table-cell table:style-name="Table35.B3" office:value-type="string">
              <text:p text:style-name="P154">last accessed n minutes ago</text:p>
            </table:table-cell>
          </table:table-row>
          <table:table-row>
            <table:table-cell table:style-name="Table35.A3" office:value-type="string">
              <text:p text:style-name="P88">-atime</text:p>
            </table:table-cell>
            <table:table-cell table:style-name="Table35.B4" office:value-type="string">
              <text:p text:style-name="P154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0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0"><text:span text:style-name="T21">-c</text:span><text:span text:style-name="T179"> </text:span></text:p>
            </table:table-cell>
            <table:table-cell table:style-name="Table36.B2" office:value-type="string">
              <text:p text:style-name="P150">how many times a <text:span text:style-name="T40">search</text:span> is matched</text:p>
            </table:table-cell>
          </table:table-row>
          <table:table-row>
            <table:table-cell table:style-name="Table36.A2" office:value-type="string">
              <text:p text:style-name="P91">-n<text:span text:style-name="T182"> 9</text:span></text:p>
            </table:table-cell>
            <table:table-cell table:style-name="Table36.B2" office:value-type="string">
              <text:p text:style-name="P151">limits results number</text:p>
            </table:table-cell>
          </table:table-row>
          <table:table-row>
            <table:table-cell table:style-name="Table36.A2" office:value-type="string">
              <text:p text:style-name="P87">-i</text:p>
            </table:table-cell>
            <table:table-cell table:style-name="Table36.B2" office:value-type="string">
              <text:p text:style-name="P152">case insenstitive</text:p>
            </table:table-cell>
          </table:table-row>
        </table:table>
        <text:p text:style-name="P153">since <text:span text:style-name="T22">locate</text:span> reads a database file, the results may be outdated and not completely true. To mitigate this issue, you can update your file paths database <text:span text:style-name="T180">with</text:span> <text:span text:style-name="T22">sudo updatedb</text:span></text:p>
        <text:h text:style-name="P188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2">-a</text:p>
            </table:table-cell>
            <table:table-cell table:style-name="Table27.B1" office:value-type="string">
              <text:p text:style-name="P176">all files</text:p>
            </table:table-cell>
            <table:table-cell table:style-name="Table27.A1" office:value-type="string">
              <text:p text:style-name="P42">-<text:span text:style-name="T142">d</text:span></text:p>
            </table:table-cell>
            <table:table-cell table:style-name="Table27.B1" table:number-columns-spanned="3" office:value-type="string">
              <text:p text:style-name="P176">only dirs</text:p>
            </table:table-cell>
            <table:covered-table-cell/>
            <table:covered-table-cell/>
            <table:table-cell table:style-name="Table27.A1" office:value-type="string">
              <text:p text:style-name="P42">-c</text:p>
            </table:table-cell>
            <table:table-cell table:style-name="Table27.H1" office:value-type="string">
              <text:p text:style-name="P176">colors</text:p>
            </table:table-cell>
          </table:table-row>
          <table:table-row>
            <table:table-cell table:style-name="Table27.A2" office:value-type="string">
              <text:p text:style-name="P41">-<text:span text:style-name="T178">d</text:span>u</text:p>
            </table:table-cell>
            <table:table-cell table:style-name="Table27.B2" table:number-columns-spanned="3" office:value-type="string">
              <text:p text:style-name="P177">report size</text:p>
            </table:table-cell>
            <table:covered-table-cell/>
            <table:covered-table-cell/>
            <table:table-cell table:style-name="Table27.A2" office:value-type="string">
              <text:p text:style-name="P41">-h</text:p>
            </table:table-cell>
            <table:table-cell table:style-name="Table27.F2" table:number-columns-spanned="3" office:value-type="string">
              <text:p text:style-name="P177">size well done</text:p>
            </table:table-cell>
            <table:covered-table-cell/>
            <table:covered-table-cell/>
          </table:table-row>
        </table:table>
        <text:p text:style-name="P40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16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198" text:outline-level="2"><text:bookmark-start text:name="__RefHeading___Toc11530_3461777943"/><text:span text:style-name="Source_20_Text"><text:span text:style-name="T174">working di</text:span></text:span><text:span text:style-name="Source_20_Text"><text:span text:style-name="T92">r</text:span></text:span><text:span text:style-name="Source_20_Text"><text:span text:style-name="T91"><text:tab/></text:span></text:span><text:bookmark-end text:name="__RefHeading___Toc11530_3461777943"/></text:h>
              <text:p text:style-name="P83">$ pwd</text:p>
            </table:table-cell>
            <table:table-cell table:style-name="Table30.A1" office:value-type="string">
              <text:h text:style-name="P199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3">$</text:span></text:span><text:span text:style-name="Source_20_Text"><text:span text:style-name="T88"> </text:span></text:span><text:span text:style-name="Source_20_Text"><text:span text:style-name="T73">mkdir figa</text:span></text:span></text:p>
            </table:table-cell>
          </table:table-row>
        </table:table>
        <text:h text:style-name="P189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3">$ cd 2015<text:tab/>$ cd .. to go </text:span></text:span><text:span text:style-name="Source_20_Text"><text:span text:style-name="T74">up</text:span></text:span></text:p>
        <text:p text:style-name="P4"><text:span text:style-name="Source_20_Text"><text:span text:style-name="T74">$ </text:span></text:span><text:span text:style-name="Source_20_Text"><text:span text:style-name="T73">cd ../../action/</text:span></text:span></text:p>
        <text:p text:style-name="P118">cd to path incl<text:span text:style-name="T175">uded</text:span> home dir </text:p>
        <text:p text:style-name="P5"><text:span text:style-name="Source_20_Text"><text:span text:style-name="T74">$ cd ~/workspace/</text:span></text:span></text:p>
        <text:h text:style-name="P21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2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91" text:outline-level="2"><text:bookmark-start text:name="__RefHeading___Toc2029_451784513"/>bash<text:bookmark-end text:name="__RefHeading___Toc2029_451784513"/></text:h>
        <text:p text:style-name="P15"><text:span text:style-name="T71">w</text:span>hich bash</text:p>
        <text:p text:style-name="Preformatted_20_Text"><text:span text:style-name="Source_20_Text"><text:span text:style-name="T53">to </text:span></text:span><text:span text:style-name="Source_20_Text"><text:span text:style-name="T54">find where the interpreter is </text:span></text:span><text:span text:style-name="Source_20_Text"><text:span text:style-name="T25">(/bin/bash)</text:span></text:span></text:p>
        <text:h text:style-name="P208" text:outline-level="1"/>
        <text:h text:style-name="P21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00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3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01" text:outline-level="2"><text:bookmark-start text:name="__RefHeading___Toc2610_1379477827"/><text:span text:style-name="T152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5"><text:span text:style-name="Source_20_Text"><text:span text:style-name="T93">cp </text:span></text:span><text:span text:style-name="Source_20_Text"><text:span text:style-name="T75">1</text:span></text:span><text:span text:style-name="Source_20_Text"><text:span text:style-name="T93">.txt </text:span></text:span><text:span text:style-name="Source_20_Text"><text:span text:style-name="T75">2</text:span></text:span><text:span text:style-name="Source_20_Text"><text:span text:style-name="T93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5">to</text:span><text:span text:style-name="T73"> copy the contents of </text:span><text:span text:style-name="T75">1</text:span><text:span text:style-name="Strong_20_Emphasis"><text:span text:style-name="T73">.txt</text:span></text:span><text:span text:style-name="T73"> into </text:span><text:span text:style-name="T75">2</text:span><text:span text:style-name="Strong_20_Emphasis"><text:span text:style-name="T73">.txt</text:span></text:span><text:span text:style-name="T73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6">cp -a</text:span></text:span><text:span text:style-name="Source_20_Text"> /source/</text:span><text:span text:style-name="Source_20_Text"><text:span text:style-name="T36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6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1">sy</text:span>ntax that <text:span text:style-name="T36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3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190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3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8">path</text:span></text:span><text:span text:style-name="Source_20_Text">/</text:span></text:p>
            </table:table-cell>
          </table:table-row>
        </table:table>
        <text:p text:style-name="Standard"><text:span text:style-name="T134">[</text:span><text:span text:style-name="T20">list of source files</text:span><text:span text:style-name="T134">]</text:span> as the first args, <text:s/><text:span text:style-name="T134">[</text:span><text:span text:style-name="T20">destination dir</text:span><text:span text:style-name="T134">]</text:span> as the last argument </text:p>
        <text:h text:style-name="P202" text:outline-level="2"/>
        <text:h text:style-name="P204" text:outline-level="2"><text:bookmark-start text:name="__RefHeading___Toc3181_1590653438"/>Rename<text:bookmark-end text:name="__RefHeading___Toc3181_1590653438"/></text:h>
        <text:p text:style-name="P102"><text:span text:style-name="T29">$ </text:span><text:span text:style-name="Source_20_Text"><text:span text:style-name="T28">mv</text:span></text:span><text:span text:style-name="T30"> </text:span><text:span text:style-name="T76">with </text:span><text:span text:style-name="T73">the old file as the </text:span><text:span text:style-name="T86">1st</text:span><text:span text:style-name="T73"> arg and the new file as the </text:span><text:span text:style-name="T86">2nd</text:span><text:span text:style-name="T73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103">$ </text:span><text:span text:style-name="T36">mv</text:span> stacklike.rb 04-stacklike.rb</text:p>
            </table:table-cell>
          </table:table-row>
        </table:table>
        <text:p text:style-name="P103"><text:span text:style-name="T27">$ </text:span><text:span text:style-name="T26">rename</text:span><text:span text:style-name="T73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6">rename</text:span> test.txt hope.txt</text:p>
              <text:p text:style-name="P18"><text:span text:style-name="T36">rename</text:span> c:\computer\test.txt hope.txt</text:p>
            </table:table-cell>
          </table:table-row>
        </table:table>
        <text:p text:style-name="P9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5"><text:span text:style-name="T36">rename</text:span> <text:span text:style-name="T36">"</text:span><text:span text:style-name="T135">uno</text:span> <text:span text:style-name="T135">due</text:span>.txt<text:span text:style-name="T36">" "</text:span><text:span text:style-name="T135">tre</text:span> <text:span text:style-name="T135">quattro</text:span>.txt<text:span text:style-name="T36">"</text:span></text:p>
            </table:table-cell>
          </table:table-row>
        </table:table>
        <text:h text:style-name="P190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7">$ </text:span></text:span><text:span text:style-name="Source_20_Text"><text:span text:style-name="T73">rm -r </text:span></text:span><text:span text:style-name="Source_20_Text"><text:span text:style-name="T77">culo</text:span></text:span></text:p>
            </table:table-cell>
            <table:table-cell table:style-name="Table14.B1" office:value-type="string">
              <text:p text:style-name="P119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5">culo</text:span>/</text:p>
            </table:table-cell>
            <table:table-cell table:style-name="Table14.B2" office:value-type="string">
              <text:p text:style-name="P11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3">&lt;directory&gt; $</text:span></text:span><text:span text:style-name="Source_20_Text"><text:span text:style-name="T111"> rm -rf </text:span></text:span><text:span text:style-name="Source_20_Text"><text:span text:style-name="T4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3">stands for "</text:span><text:span text:style-name="T95">recursive</text:span><text:span text:style-name="T73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1">stands for</text:span><text:span text:style-name="T39"> “force”</text:span><text:span text:style-name="T4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25"><text:span text:style-name="T73">will delete </text:span><text:span text:style-name="Source_20_Text"><text:span text:style-name="T12">/controllers</text:span></text:span><text:span text:style-name="T73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35"><text:span text:style-name="Source_20_Text"><text:span text:style-name="T11">cat</text:span></text:span><text:span text:style-name="T89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3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55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4">$ </text:span></text:span><text:span text:style-name="Teletype"><text:span text:style-name="T36">file</text:span></text:span><text:span text:style-name="Teletype"><text:span text:style-name="T154"> hello.txt</text:span></text:span></text:p>
            </table:table-cell>
            <table:table-cell table:style-name="Table20.A2" office:value-type="string">
              <text:p text:style-name="P136">classify a file's <text:span text:style-name="T155">data</text:span></text:p>
            </table:table-cell>
          </table:table-row>
        </table:table>
        <text:h text:style-name="P192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4"><text:span text:style-name="T149">$ </text:span><text:span text:style-name="T36">chmod +x</text:span> <text:span text:style-name="T148">file_eseguibile</text:span>.bin </text:p>
            </table:table-cell>
          </table:table-row>
        </table:table>
        <text:h text:style-name="P203" text:outline-level="2"/>
        <text:h text:style-name="P205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73">$ echo "Hello"</text:span></text:span><text:span text:style-name="Source_20_Text"><text:span text:style-name="T4"> &gt;</text:span></text:span><text:span text:style-name="Source_20_Text"><text:span text:style-name="T73"> hello.txt</text:span></text:span><text:span text:style-name="Source_20_Text"><text:span text:style-name="T90"> </text:span></text:span><text:span text:style-name="Source_20_Text"><text:span text:style-name="T48">(can be created)</text:span></text:span></text:p>
        <text:p text:style-name="P101"><text:span text:style-name="T73"><text:s/></text:span><text:span text:style-name="Source_20_Text"><text:span text:style-name="T5">&gt;</text:span></text:span><text:span text:style-name="T73"> <text:s/>redirects the standard output to a file. </text:span></text:p>
        <text:p text:style-name="P101"><text:span text:style-name="Source_20_Text"><text:span text:style-name="T73">"</text:span></text:span><text:span text:style-name="Source_20_Text"><text:span text:style-name="T5">Hello</text:span></text:span><text:span text:style-name="Source_20_Text"><text:span text:style-name="T73">"</text:span></text:span><text:span text:style-name="T73"> is entered as the standard input. </text:span></text:p>
        <text:p text:style-name="Standard"><text:span text:style-name="T73">The standard output </text:span><text:span text:style-name="Source_20_Text"><text:span text:style-name="T73">"</text:span></text:span><text:span text:style-name="Source_20_Text"><text:span text:style-name="T5">Hello</text:span></text:span><text:span text:style-name="Source_20_Text"><text:span text:style-name="T73">"</text:span></text:span><text:span text:style-name="T73"> is <text:s text:c="6"/>redirected by </text:span><text:span text:style-name="Source_20_Text"><text:span text:style-name="T5">&gt;</text:span></text:span><text:span text:style-name="T73"> to the file </text:span><text:span text:style-name="Strong_20_Emphasis"><text:span text:style-name="T73">hello.txt</text:span></text:span><text:span text:style-name="T73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73">$ cat glaciers.txt &gt;&gt; rivers.txt</text:span></text:span></text:p>
        <text:p text:style-name="Standard"><text:span text:style-name="Source_20_Text"><text:span text:style-name="T13">&gt;&gt;</text:span></text:span><text:span text:style-name="T73"> takes the standard output of the command on the left and </text:span><text:span text:style-name="Emphasis"><text:span text:style-name="T73">appends</text:span></text:span><text:span text:style-name="T73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73">$ cat volcanoes.txt | wc</text:span></text:span></text:p>
        <text:p text:style-name="P101"><text:span text:style-name="Source_20_Text"><text:span text:style-name="T73">|</text:span></text:span><text:span text:style-name="T73"> is a "pipe". The </text:span><text:span text:style-name="Source_20_Text"><text:span text:style-name="T73">|</text:span></text:span><text:span text:style-name="T73"> takes the standard output of the command on the left, and </text:span><text:span text:style-name="Emphasis"><text:span text:style-name="T73">pipes</text:span></text:span><text:span text:style-name="T73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73">sort lakes.txt</text:span></text:span></text:p>
        <text:p text:style-name="Standard"><text:span text:style-name="Source_20_Text"><text:span text:style-name="T73">sort</text:span></text:span><text:span text:style-name="T73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73">$ uniq deserts.txt</text:span></text:span></text:p>
        <text:p text:style-name="P99">filters out adjacent, duplicate lines in a file</text:p>
        <text:h text:style-name="P210" text:outline-level="1"><text:bookmark-start text:name="__RefHeading___Toc11536_3461777943"/>GREP<text:bookmark-end text:name="__RefHeading___Toc11536_3461777943"/></text:h>
        <text:p text:style-name="P50"><text:span text:style-name="Source_20_Text"><text:span text:style-name="T73">$ grep Mount mountains.txt</text:span></text:span></text:p>
        <text:p text:style-name="P111"><text:span text:style-name="T73">stands for </text:span><text:span text:style-name="T95">Global Regular Expression Print </text:span></text:p>
        <text:p text:style-name="P98">It searches files for lines that match a pattern and returns the results.</text:p>
        <text:p text:style-name="P149"><text:span text:style-name="Source_20_Text"><text:span text:style-name="T6">-i </text:span></text:span><text:span text:style-name="T73">enables the command to be case insensitive </text:span></text:p>
        <text:p text:style-name="P149"><text:span text:style-name="Source_20_Text"><text:span text:style-name="T6">-R </text:span></text:span><text:span text:style-name="T73">stands for "recursive”</text:span></text:p>
        <text:p text:style-name="P149"><text:span text:style-name="Source_20_Text"><text:span text:style-name="T6">-l </text:span></text:span><text:span text:style-name="T73">stands for "files with matches". </text:span></text:p>
        <text:p text:style-name="P107"><text:span text:style-name="Source_20_Text"><text:span text:style-name="T6">grep -Rl wtf </text:span></text:span><text:span text:style-name="T73">searches the directory for the string "</text:span><text:span text:style-name="T78">wtf</text:span><text:span text:style-name="T73">" and outputs filenames with matched results.</text:span></text:p>
        <text:p text:style-name="P149"><text:span text:style-name="T123">list </text:span>only .<text:span text:style-name="T121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4">ls ~/Downloads | grep '\.csv'</text:p>
            </table:table-cell>
          </table:table-row>
        </table:table>
        <text:h text:style-name="P211" text:outline-level="1"><text:bookmark-start text:name="__RefHeading___Toc5624_428051376"/>stdin<text:bookmark-end text:name="__RefHeading___Toc5624_428051376"/></text:h>
        <text:p text:style-name="P109"><text:span text:style-name="Emphasis"><text:span text:style-name="T73">standard input</text:span></text:span><text:span text:style-name="T73">, </text:span><text:span text:style-name="Source_20_Text"><text:span text:style-name="T24">stdin</text:span></text:span><text:span text:style-name="T73">, is info inputted into the terminal through the keyboard or input device. </text:span></text:p>
        <text:p text:style-name="P110"><text:span text:style-name="Emphasis"><text:span text:style-name="T73">standard output</text:span></text:span><text:span text:style-name="T73">, </text:span><text:span text:style-name="Source_20_Text"><text:span text:style-name="T24">stdout</text:span></text:span><text:span text:style-name="T73">, is the information outputted after a process is run. </text:span></text:p>
        <text:p text:style-name="P97"><text:span text:style-name="Emphasis">standard error</text:span><text:span text:style-name="Source_20_Text">, </text:span><text:span text:style-name="Source_20_Text"><text:span text:style-name="T21">stderr</text:span></text:span><text:span text:style-name="Source_20_Text">, is an error message outputted by a failed process. </text:span></text:p>
        <text:h text:style-name="P232" text:outline-level="4"><text:bookmark-start text:name="__RefHeading___Toc2214_1677407077"/>stream editor<text:bookmark-end text:name="__RefHeading___Toc2214_1677407077"/></text:h>
        <text:p text:style-name="P105"><text:span text:style-name="T73">It accepts standard input and modifies it based on an </text:span><text:span text:style-name="Emphasis"><text:span text:style-name="T73">expression</text:span></text:span><text:span text:style-name="T73">, before displaying it as output data. It is similar to "find and replace". </text:span></text:p>
        <text:p text:style-name="P116"><text:span text:style-name="Source_20_Text"><text:span text:style-name="T73">$ sed 's/snow/rain/</text:span></text:span><text:span text:style-name="Source_20_Text"><text:span text:style-name="T79">g</text:span></text:span><text:span text:style-name="Source_20_Text"><text:span text:style-name="T73">' forests.txt</text:span></text:span></text:p>
        <text:p text:style-name="P115"><text:span text:style-name="Source_20_Text"><text:span text:style-name="T4">s:</text:span></text:span><text:span text:style-name="T73"> <text:tab/>stands for "substitution". it is </text:span><text:span text:style-name="Emphasis"><text:span text:style-name="T73">always</text:span></text:span><text:span text:style-name="T73"> <text:tab/>used when using </text:span><text:span text:style-name="Source_20_Text"><text:span text:style-name="T4">sed</text:span></text:span><text:span text:style-name="T73"> for substitution. </text:span></text:p>
        <text:p text:style-name="P115"><text:span text:style-name="Source_20_Text"><text:span text:style-name="T7">s</text:span></text:span><text:span text:style-name="Source_20_Text"><text:span text:style-name="T4">now</text:span></text:span><text:span text:style-name="T73">:<text:tab/>the search string, the text to find. </text:span></text:p>
        <text:p text:style-name="P106"><text:span text:style-name="Source_20_Text"><text:span text:style-name="T7">r</text:span></text:span><text:span text:style-name="Source_20_Text"><text:span text:style-name="T4">ain</text:span></text:span><text:span text:style-name="T73">:<text:tab/>the replacement string</text:span></text:p>
        <text:p text:style-name="P106"><text:span text:style-name="T73">In this case, </text:span><text:span text:style-name="Source_20_Text"><text:span text:style-name="T4">sed</text:span></text:span><text:span text:style-name="T73"> searches </text:span><text:span text:style-name="Strong_20_Emphasis"><text:span text:style-name="T73">forests.txt</text:span></text:span><text:span text:style-name="T73"> for the word "snow" and replaces it with "rain." Importantly, the above command will only replace the first instance of "snow" on a line. </text:span></text:p>
        <text:p text:style-name="P106"><text:span text:style-name="T73">the </text:span><text:span text:style-name="Source_20_Text"><text:span text:style-name="T4">g e</text:span></text:span><text:span text:style-name="T73">xpression, meaning "global". </text:span></text:p>
        <text:p text:style-name="P95">All instances of "snow" on a line will be turned to "rain".</text:p>
        <text:h text:style-name="P212" text:outline-level="1"/>
        <text:h text:style-name="P218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0">t</text:span><text:span text:style-name="T73">erminal names</text:span><text:bookmark-end text:name="__RefHeading___Toc3662_382694965"/></text:h>
        <text:p text:style-name="Standard"><text:span text:style-name="T73">Most default applications will have a </text:span><text:span text:style-name="Source_20_Text"><text:span text:style-name="T4">.desktop</text:span></text:span><text:span text:style-name="T73"> file located in</text:span></text:p>
        <text:p text:style-name="Preformatted_20_Text"><text:span text:style-name="T73"><text:s/></text:span><text:span text:style-name="Source_20_Text"><text:span text:style-name="T73">/usr/share/applications</text:span></text:span><text:span text:style-name="T73"> </text:span></text:p>
        <text:h text:style-name="Heading_20_3" text:outline-level="3"><text:bookmark-start text:name="__RefHeading___Toc10157_72527309"/><text:span text:style-name="T13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4">sudo <text:span text:style-name="T36">dpkg</text:span> <text:span text:style-name="T36">-L</text:span> adobe-flashplugin</text:p>
            </table:table-cell>
            <table:table-cell table:style-name="Table16.B1" office:value-type="string">
              <text:p text:style-name="P34"><text:span text:style-name="T132">(</text:span>-<text:span text:style-name="T13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23">So, if you have a .deb file </text:p>
        <text:p text:style-name="P120"><text:span text:style-name="T42">1. y</text:span><text:span text:style-name="T40">o</text:span>u can <text:span text:style-name="T4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6">sudo dpkg -i /path/to/.deb</text:span> </text:p>
            </table:table-cell>
            <table:table-cell table:style-name="Table17.B1" office:value-type="string">
              <text:p text:style-name="P15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3">sudo apt-get install -f</text:span><text:span text:style-name="T36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28"><text:span text:style-name="T84">2. </text:span><text:span text:style-name="T73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29">apt-get install package_name</text:p>
            </table:table-cell>
          </table:table-row>
        </table:table>
        <text:p text:style-name="P12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18"><text:span text:style-name="T72">3. or i</text:span>nstall gdebi and open your <text:span text:style-name="T21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0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0">sudo apt-get install --reinstall clementine</text:p>
        <text:h text:style-name="P187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3">sudo add-apt-repository --remove ppa:whatever/ppa</text:span></text:span></text:p>
        <text:p text:style-name="Standard">or</text:p>
        <text:p text:style-name="Preformatted_20_Text"><text:span text:style-name="Source_20_Text"><text:span text:style-name="T73">sudo apt-get install ppa-purge</text:span></text:span></text:p>
        <text:p text:style-name="Preformatted_20_Text"><text:span text:style-name="Source_20_Text"><text:span text:style-name="T73">sudo ppa-purge ppa_name</text:span></text:span></text:p>
        <text:p text:style-name="Preformatted_20_Text"><text:span text:style-name="Source_20_Text"><text:span text:style-name="T73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25">Give execute permission to your script:</text:p>
        <text:p text:style-name="P32"><text:span text:style-name="Source_20_Text"><text:span text:style-name="T36">chmod +x </text:span></text:span><text:span text:style-name="Source_20_Text">/path/to/yourscript.sh</text:span></text:p>
        <text:p text:style-name="P125">And to run your script:</text:p>
        <text:p text:style-name="P32"><text:span text:style-name="Source_20_Text">/path/to/yourscript.sh</text:span></text:p>
        <text:p text:style-name="Standard"><text:span text:style-name="Source_20_Text"><text:span text:style-name="T47">Since . refers to the current directory: if </text:span></text:span><text:span text:style-name="Source_20_Text"><text:span text:style-name="T4">yourscript.sh</text:span></text:span><text:span text:style-name="Source_20_Text"><text:span text:style-name="T49"> </text:span></text:span><text:span text:style-name="Source_20_Text"><text:span text:style-name="T47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05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100">$ </text:span></text:span><text:span text:style-name="Source_20_Text"><text:span text:style-name="T95">sudo apt-get update</text:span></text:span><text:span text:style-name="Source_20_Text"><text:span text:style-name="T73"> <text:s text:c="7"/></text:span></text:span></text:p>
        <text:p text:style-name="P124"># Fetches the list of available updat<text:span text:style-name="T64">es</text:span></text:p>
        <text:p text:style-name="P36"><text:span text:style-name="Source_20_Text"><text:span text:style-name="T100">$ </text:span></text:span><text:span text:style-name="Source_20_Text"><text:span text:style-name="T95">sudo apt-get upgrade</text:span></text:span><text:span text:style-name="Source_20_Text"><text:span text:style-name="T73"> <text:s text:c="6"/></text:span></text:span></text:p>
        <text:p text:style-name="P124"># Strictly upgrades the current pack<text:span text:style-name="T64">age</text:span>s</text:p>
        <text:p text:style-name="P11"><text:span text:style-name="T38">$ </text:span><text:span text:style-name="T36">sudo apt-get dist-upgrade</text:span> <text:s/></text:p>
        <text:p text:style-name="P124"># Installs <text:span text:style-name="T106">system </text:span>updates (new ones)</text:p>
        <text:p text:style-name="P38">$ sudo apt-get --only-upgrade libreof</text:p>
        <text:p text:style-name="P148">#<text:span text:style-name="T171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3">sudo apt-get update | grep "Failed"</text:span></text:span></text:p>
        <text:p text:style-name="P10"><text:span text:style-name="Source_20_Text"><text:span text:style-name="T73">sudo add-apt-repository --remove ppa:{failing ppa}</text:span></text:span></text:p>
        <text:p text:style-name="P10"><text:span text:style-name="Source_20_Text"><text:span text:style-name="T73"/></text:span></text:p>
        <text:p text:style-name="P10"><text:span text:style-name="Source_20_Text"><text:span text:style-name="T73">sudo add-apt-repository --remove ppa:upubuntu-com/web</text:span></text:span></text:p>
        <text:h text:style-name="P213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9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34"><text:span text:style-name="T31">l</text:span>i<text:span text:style-name="T31">s</text:span>t <text:span text:style-name="T31">bl</text:span>oc<text:span text:style-name="T31">k</text:span> <text:span text:style-name="T31">d</text:span>evices<text:span text:style-name="T144"> (</text:span><text:span text:style-name="T32">lsblk</text:span><text:span text:style-name="T144">)</text:span></text:p>
        <text:h text:style-name="P193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1">$ du -hs<text:span text:style-name="T176">c</text:span> /path/to/directory<text:span text:style-name="T177"> </text:span><text:span text:style-name="T50">(or *)</text:span></text:p>
            </table:table-cell>
          </table:table-row>
        </table:table>
        <text:p text:style-name="P112"><text:bookmark text:name="__DdeLink__2969_1794844841"/>-h is to get the numbers "human readable", e.g. get 140M instead of 143260 (size in KBytes)</text:p>
        <text:p text:style-name="P185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65">a </text:span><text:span text:style-name="T66">/</text:span>dev<text:span text:style-name="T66">/</text:span>sd<text:span text:style-name="T65">d1</text:span></text:p>
        <text:p text:style-name="P19"><text:span text:style-name="T67">-</text:span><text:span text:style-name="T68">a </text:span>auto repair <text:span text:style-name="T65">(-y also)</text:span></text:p>
        <text:p text:style-name="P122"><text:span text:style-name="T21">gparted</text:span> <text:span text:style-name="T69">is the</text:span> GUI</text:p>
        <text:h text:style-name="P22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58">sudo <text:span text:style-name="T36">mount</text:span> <text:span text:style-name="T36">dev/ssd1</text:span></text:p>
              <text:p text:style-name="P158">/media/under9000/500gb\ piccol\ disk/</text:p>
            </table:table-cell>
            <table:table-cell table:style-name="Table31.B1" office:value-type="string">
              <text:p text:style-name="P158"><text:span text:style-name="T145">select</text:span> disk</text:p>
              <text:p text:style-name="P158"/>
              <text:p text:style-name="P15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6">umount</text:span> /home/user/external<text:span text:style-name="T14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36">man</text:span></text:span><text:span text:style-name="Source_20_Text"> l</text:span><text:span text:style-name="Source_20_Text"><text:span text:style-name="T124">s</text:span></text:span></text:p>
            </table:table-cell>
          </table:table-row>
        </table:table>
        <text:p text:style-name="P108"><text:span text:style-name="Source_20_Text"><text:span text:style-name="T46">to get </text:span></text:span><text:span text:style-name="Source_20_Text"><text:span text:style-name="T51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3"><text:span text:style-name="Source_20_Text"><text:span text:style-name="T98">s</text:span></text:span><text:span text:style-name="Source_20_Text"><text:span text:style-name="T97">ystemctl poweroff </text:span></text:span><text:span text:style-name="Source_20_Text"><text:span text:style-name="T119">(or</text:span></text:span><text:span text:style-name="Source_20_Text"><text:span text:style-name="T118"> reboot, </text:span></text:span><text:span text:style-name="Source_20_Text"><text:span text:style-name="T119">or </text:span></text:span><text:span text:style-name="Source_20_Text"><text:span text:style-name="T118">suspend</text:span></text:span><text:span text:style-name="Source_20_Text"><text:span text:style-name="T119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26"><text:span text:style-name="Source_20_Text"><text:span text:style-name="T46">Top displays a list of processes, with the ones using the most CPU at the top.</text:span></text:span></text:p>
        <text:p text:style-name="P126"><text:span text:style-name="Source_20_Text"><text:span text:style-name="T46"/></text:span></text:p>
        <text:p text:style-name="P126"><text:span text:style-name="Strong_20_Emphasis"><text:span text:style-name="T33">htop</text:span></text:span><text:span text:style-name="Source_20_Text"><text:span text:style-name="T60"> is an improved </text:span></text:span><text:span text:style-name="Source_20_Text"><text:span text:style-name="T15">top</text:span></text:span><text:span text:style-name="Source_20_Text"><text:span text:style-name="T60"> </text:span></text:span><text:span text:style-name="Source_20_Text"><text:span text:style-name="T6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6"><text:span text:style-name="Source_20_Text"><text:span text:style-name="T37">ps</text:span></text:span><text:span text:style-name="Source_20_Text"><text:span text:style-name="T136"> -A | grep firefox </text:span></text:span><text:span text:style-name="Source_20_Text"><text:span text:style-name="T56">lists running processes</text:span></text:span></text:p>
        <text:p text:style-name="P48"><text:span text:style-name="T36">pstree</text:span> -A | grep firefox <text:span text:style-name="T57">with</text:span><text:span text:style-name="T58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30"><text:span text:style-name="Source_20_Text"><text:span text:style-name="T59">a</text:span></text:span><text:span text:style-name="Source_20_Text"><text:span text:style-name="T58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27"><text:span text:style-name="T130">to </text:span>kill a process, given its <text:span text:style-name="T36">process ID</text:span></text:p>
        <text:p text:style-name="P39"><text:span text:style-name="T129">kill </text:span><text:span text:style-name="T44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104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7"><text:span text:style-name="T36">pkill</text:span> firefox</text:p>
            </table:table-cell>
            <table:table-cell table:style-name="Table23.B1" office:value-type="string">
              <text:p text:style-name="P47"><text:span text:style-name="T36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9"><text:span text:style-name="Source_20_Text"><text:span text:style-name="T105">$ </text:span></text:span><text:span text:style-name="Source_20_Text"><text:span text:style-name="T104">gedit</text:span></text:span><text:span text:style-name="Source_20_Text"><text:span text:style-name="T99"> &amp; disown</text:span></text:span></text:p>
            </table:table-cell>
            <table:covered-table-cell/>
            <table:table-cell table:style-name="Table24.C1" office:value-type="string">
              <text:p text:style-name="P131"/>
            </table:table-cell>
          </table:table-row>
          <table:table-row>
            <table:table-cell table:style-name="Table24.A5" table:number-columns-spanned="3" office:value-type="string">
              <text:p text:style-name="P132"><text:span text:style-name="T13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32">Another option is to <text:span text:style-name="T139">launch the task in the </text:span>backgrnd, by placing an <text:span text:style-name="Source_20_Text"><text:span text:style-name="T13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9">$ gedit <text:span text:style-name="T36">&amp;</text:span></text:p>
            </table:table-cell>
            <table:table-cell table:style-name="Table24.B4" table:number-columns-spanned="2" office:value-type="string">
              <text:p text:style-name="P4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3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9"><text:span text:style-name="Source_20_Text">ls /home &gt; dir.file </text:span><text:span text:style-name="Source_20_Text"><text:span text:style-name="T36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9"><text:line-break/></text:p>
        <text:h text:style-name="P216" text:outline-level="1"><text:bookmark-start text:name="__RefHeading___Toc809_1365304481"/><text:span text:style-name="T83">A</text:span><text:span text:style-name="T73">rchives</text:span><text:bookmark-end text:name="__RefHeading___Toc809_1365304481"/></text:h>
        <text:h text:style-name="P187" text:outline-level="2"><text:bookmark-start text:name="__RefHeading___Toc811_1365304481"/>TAR<text:bookmark-end text:name="__RefHeading___Toc811_1365304481"/></text:h>
        <text:p text:style-name="P92">"<text:span text:style-name="T35">tar</text:span>" stands for <text:span text:style-name="T63">tape archive</text:span>.</text:p>
        <text:p text:style-name="P12">tar [-] <text:span text:style-name="T36">A</text:span> --catenate --concatenate |</text:p>
        <text:p text:style-name="P12"><text:s text:c="8"/><text:span text:style-name="T36">c</text:span> --create | </text:p>
        <text:p text:style-name="P12"><text:s text:c="8"/><text:span text:style-name="T36">d</text:span> --diff --compare | </text:p>
        <text:p text:style-name="P12"><text:s text:c="10"/>--delete | <text:span text:style-name="T36">r</text:span> --append | </text:p>
        <text:p text:style-name="P12"><text:s text:c="8"/><text:span text:style-name="T36">t</text:span> --list <text:s text:c="2"/>| <text:s text:c="2"/>--test-label | </text:p>
        <text:p text:style-name="P12"><text:s text:c="8"/><text:span text:style-name="T36">u</text:span> --update | <text:span text:style-name="T36">x</text:span> --extract </text:p>
        <text:p text:style-name="P12"><text:s text:c="7"/>--get [<text:span text:style-name="T63">options</text:span>] [<text:span text:style-name="T63">pathname</text:span> ...]</text:p>
        <text:p text:style-name="Text_20_body"><text:span text:style-name="T73">The first </text:span><text:a xlink:type="simple" xlink:href="http://www.computerhope.com/jargon/a/argument.htm" text:style-name="Internet_20_link" text:visited-style-name="Visited_20_Internet_20_Link"><text:span text:style-name="T73">argument</text:span></text:a><text:span text:style-name="T73"> to </text:span><text:span text:style-name="T101">tar</text:span><text:span text:style-name="T73"> should be a </text:span><text:span text:style-name="T102">function</text:span><text:span text:style-name="T73"> specification: either one of the letters </text:span><text:span text:style-name="T101">A</text:span><text:span text:style-name="T73">, </text:span><text:span text:style-name="T101">c</text:span><text:span text:style-name="T73">, </text:span><text:span text:style-name="T101">d</text:span><text:span text:style-name="T73">, </text:span><text:span text:style-name="T101">r</text:span><text:span text:style-name="T73">, </text:span><text:span text:style-name="T101">t</text:span><text:span text:style-name="T73">, </text:span><text:span text:style-name="T101">u</text:span><text:span text:style-name="T73">, or </text:span><text:span text:style-name="T101">x</text:span><text:span text:style-name="T73">, or one of the long function names. A function letter does not need to be prefixed with a dash ("</text:span><text:span text:style-name="T101">-</text:span><text:span text:style-name="T73">"), and may be combined with other single-letter options. A long function name must be prefixed with a double dash ("</text:span><text:span text:style-name="T101">--</text:span><text:span text:style-name="T73">"). Some options take a </text:span><text:a xlink:type="simple" xlink:href="http://www.computerhope.com/jargon/p/paramete.htm" text:style-name="Internet_20_link" text:visited-style-name="Visited_20_Internet_20_Link"><text:span text:style-name="T73">parameter</text:span></text:a><text:span text:style-name="T73">; with the single-letter form these must be given as separate arguments. With the long form, they may be given by appending "</text:span><text:span text:style-name="T101">=</text:span><text:span text:style-name="T102">value</text:span><text:span text:style-name="T73">" to the option.</text:span></text:p>
        <text:p text:style-name="P9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9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87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3">unzip file.zip -d destination_folder</text:span></text:span></text:p>
        <text:h text:style-name="P217" text:outline-level="1"><text:bookmark-start text:name="__RefHeading___Toc2079_451784513"/><text:soft-page-break/><text:span text:style-name="Source_20_Text"><text:span text:style-name="T122">personalize bash</text:span></text:span><text:bookmark-end text:name="__RefHeading___Toc2079_451784513"/></text:h>
        <text:p text:style-name="P43"><text:span text:style-name="Source_20_Text">~/.bashrc</text:span></text:p>
        <text:h text:style-name="P221" text:outline-level="3"><text:bookmark-start text:name="__RefHeading___Toc2002_451784513"/><text:span text:style-name="Source_20_Text">autocompletion</text:span><text:bookmark-end text:name="__RefHeading___Toc2002_451784513"/></text:h>
        <text:p text:style-name="P126"><text:span text:style-name="Source_20_Text"><text:span text:style-name="T46">To enable smart completion, </text:span></text:span><text:span text:style-name="Source_20_Text"><text:span text:style-name="T52">in</text:span></text:span></text:p>
        <text:p text:style-name="P43"><text:span text:style-name="Source_20_Text">/etc/bash.bashrc </text:span></text:p>
        <text:p text:style-name="P126"><text:span text:style-name="Source_20_Text"><text:span text:style-name="T4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3"><text:span text:style-name="Source_20_Text"><text:span text:style-name="T11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94" text:outline-level="2"><text:bookmark-start text:name="__RefHeading___Toc2004_451784513"/><text:span text:style-name="Source_20_Text">color</text:span><text:span text:style-name="Source_20_Text"><text:span text:style-name="T126">s</text:span></text:span><text:span text:style-name="Source_20_Text"> meaning</text:span><text:bookmark-end text:name="__RefHeading___Toc2004_451784513"/></text:h>
        <text:p text:style-name="P43"><text:span text:style-name="Source_20_Text"><text:span text:style-name="T12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3"><text:span text:style-name="Source_20_Text"><text:span text:style-name="T127">{ <text:s text:c="5"/></text:span></text:span></text:p>
        <text:p text:style-name="P43"><text:span text:style-name="Source_20_Text"><text:span text:style-name="T127"><text:s text:c="2"/>IFS=: <text:s text:c="4"/></text:span></text:span></text:p>
        <text:p text:style-name="P43"><text:span text:style-name="Source_20_Text"><text:span text:style-name="T127"><text:s text:c="2"/>for i in $LS_COLORS <text:s text:c="4"/></text:span></text:span></text:p>
        <text:p text:style-name="P43"><text:span text:style-name="Source_20_Text"><text:span text:style-name="T127"><text:s text:c="2"/>do <text:s text:c="7"/></text:span></text:span></text:p>
        <text:p text:style-name="P43"><text:span text:style-name="Source_20_Text"><text:span text:style-name="T127"><text:s text:c="4"/>echo -e "\e[${i#*=}m$( x=${i%=*}; [ "${!x}" ] &amp;&amp; echo "${!x}" || echo "$x" )\e[m" </text:span></text:span></text:p>
        <text:p text:style-name="P43"><text:span text:style-name="Source_20_Text"><text:span text:style-name="T127"><text:s text:c="2"/>done <text:s text:c="6"/></text:span></text:span></text:p>
        <text:p text:style-name="Preformatted_20_Text"><text:span text:style-name="Source_20_Text"><text:span text:style-name="T120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95" text:outline-level="2"><text:bookmark-start text:name="__RefHeading___Toc44535_1435368569"/><text:span text:style-name="Source_20_Text"><text:span text:style-name="T150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62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63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196" text:outline-level="2"><text:bookmark-start text:name="__RefHeading___Toc2935_3392871848"/><text:span text:style-name="Source_20_Text"><text:span text:style-name="T172">Libre Office</text:span></text:span><text:bookmark-end text:name="__RefHeading___Toc2935_3392871848"/></text:h>
        <text:h text:style-name="P222" text:outline-level="3"><text:bookmark-start text:name="__RefHeading___Toc2937_3392871848"/><text:span text:style-name="Source_20_Text"><text:span text:style-name="T173">white icons:</text:span></text:span><text:bookmark-end text:name="__RefHeading___Toc2937_3392871848"/></text:h>
        <text:p text:style-name="P223"><text:span text:style-name="Source_20_Text"><text:span text:style-name="T173">sudo cp images_sifr.zip /usr/share/libreoffice/share/config/images_sifr.zip</text:span></text:span></text:p>
        <text:h text:style-name="P197" text:outline-level="2"><text:span text:style-name="Source_20_Text"><text:span text:style-name="T184">Terminator</text:span></text:span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33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224">pgdown/up</text:p>
            </table:table-cell>
          </table:table-row>
          <table:table-row>
            <table:table-cell table:style-name="Table37.A6" office:value-type="string">
              <text:p text:style-name="P234">split terminals h<text:span text:style-name="T186">O</text:span>riz</text:p>
            </table:table-cell>
            <table:table-cell table:style-name="Table37.B2" office:value-type="string">
              <text:p text:style-name="P225">C + S</text:p>
            </table:table-cell>
            <table:table-cell table:style-name="Table37.C2" office:value-type="string">
              <text:p text:style-name="P225">O</text:p>
            </table:table-cell>
          </table:table-row>
          <table:table-row>
            <table:table-cell table:style-name="Table37.A6" office:value-type="string">
              <text:p text:style-name="P234">split terminals v<text:span text:style-name="T186">E</text:span>rt</text:p>
            </table:table-cell>
            <table:table-cell table:style-name="Table37.B2" office:value-type="string">
              <text:p text:style-name="P225">C + S</text:p>
            </table:table-cell>
            <table:table-cell table:style-name="Table37.C2" office:value-type="string">
              <text:p text:style-name="P225">E</text:p>
            </table:table-cell>
          </table:table-row>
          <table:table-row>
            <table:table-cell table:style-name="Table37.A6" office:value-type="string">
              <text:p text:style-name="P235">move between termin</text:p>
            </table:table-cell>
            <table:table-cell table:style-name="Table37.B2" office:value-type="string">
              <text:p text:style-name="P226">ALT</text:p>
            </table:table-cell>
            <table:table-cell table:style-name="Table37.C2" office:value-type="string">
              <text:p text:style-name="P226"><text:span text:style-name="T185">← ↑ ↓ →</text:span></text:p>
            </table:table-cell>
          </table:table-row>
          <table:table-row>
            <table:table-cell table:style-name="Table37.A6" office:value-type="string">
              <text:p text:style-name="P237">resize terminals</text:p>
            </table:table-cell>
            <table:table-cell table:style-name="Table37.B2" office:value-type="string">
              <text:p text:style-name="P230">C + S</text:p>
            </table:table-cell>
            <table:table-cell table:style-name="Table37.C2" office:value-type="string">
              <text:p text:style-name="P227"><text:span text:style-name="T185">← ↑ ↓ →</text:span></text:p>
            </table:table-cell>
          </table:table-row>
          <table:table-row>
            <table:table-cell table:style-name="Table37.A6" office:value-type="string">
              <text:p text:style-name="P236">toggle one/many term</text:p>
            </table:table-cell>
            <table:table-cell table:style-name="Table37.B2" office:value-type="string">
              <text:p text:style-name="P229">C + S</text:p>
            </table:table-cell>
            <table:table-cell table:style-name="Table37.C2" office:value-type="string">
              <text:p text:style-name="P229">X</text:p>
            </table:table-cell>
          </table:table-row>
          <table:table-row>
            <table:table-cell table:style-name="Table37.A7" office:value-type="string">
              <text:p text:style-name="P238">close current terminal</text:p>
            </table:table-cell>
            <table:table-cell table:style-name="Table37.B2" office:value-type="string">
              <text:p text:style-name="P231">C + S</text:p>
            </table:table-cell>
            <table:table-cell table:style-name="Table37.C2" office:value-type="string">
              <text:p text:style-name="P231">W</text:p>
            </table:table-cell>
          </table:table-row>
          <table:table-row>
            <table:table-cell table:style-name="Table37.A8" office:value-type="string">
              <text:p text:style-name="P235">exit</text:p>
            </table:table-cell>
            <table:table-cell table:style-name="Table37.B2" office:value-type="string">
              <text:p text:style-name="P226">C + S</text:p>
            </table:table-cell>
            <table:table-cell table:style-name="Table37.C2" office:value-type="string">
              <text:p text:style-name="P226">Q</text:p>
            </table:table-cell>
          </table:table-row>
        </table:table>
        <text:p text:style-name="P186"><text:span text:style-name="Source_20_Text"/></text:p>
        <text:h text:style-name="P205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41">p</text:span></text:p>
            </table:table-cell>
            <table:table-cell table:style-name="Table26.B1" office:value-type="string">
              <text:p text:style-name="P61">--<text:span text:style-name="T141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41">t</text:span></text:p>
            </table:table-cell>
            <table:table-cell table:style-name="Table26.B2" office:value-type="string">
              <text:p text:style-name="P61">--<text:span text:style-name="T141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41">u</text:span></text:p>
            </table:table-cell>
            <table:table-cell table:style-name="Table26.B2" office:value-type="string">
              <text:p text:style-name="P61">--<text:span text:style-name="T141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41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41">f</text:span></text:p>
            </table:table-cell>
            <table:table-cell table:style-name="Table26.B2" office:value-type="string">
              <text:p text:style-name="P61">--<text:span text:style-name="T141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41">v</text:span></text:p>
            </table:table-cell>
            <table:table-cell table:style-name="Table26.B2" office:value-type="string">
              <text:p text:style-name="P61">--<text:span text:style-name="T141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41">a</text:span></text:p>
            </table:table-cell>
            <table:table-cell table:style-name="Table26.B2" office:value-type="string">
              <text:p text:style-name="P61">--<text:span text:style-name="T141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41">l</text:span></text:p>
            </table:table-cell>
            <table:table-cell table:style-name="Table26.B2" office:value-type="string">
              <text:p text:style-name="P61">--<text:span text:style-name="T141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41">h</text:span></text:p>
            </table:table-cell>
            <table:table-cell table:style-name="Table26.B2" office:value-type="string">
              <text:p text:style-name="P61">--<text:span text:style-name="T141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9">selec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159">duplicat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59">eras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9">enter</text:p>
            </table:table-cell>
            <table:table-cell table:style-name="Table28.A2" office:value-type="string">
              <text:p text:style-name="P54">escape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59">exit</text:p>
            </table:table-cell>
            <table:table-cell table:style-name="Table28.A2" office:value-type="string">
              <text:p text:style-name="P54">i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9">inden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59">paste &amp; indent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3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43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9"/>
            </table:table-cell>
            <table:table-cell table:style-name="Table28.A2" office:value-type="string">
              <text:p text:style-name="P56">CTRL SHIFT </text:p>
            </table:table-cell>
            <table:table-cell table:style-name="Table28.C2" office:value-type="string">
              <text:p text:style-name="P57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DdeLink__2908_3392871848"/><text:bookmark-start text:name="__RefHeading___Toc20029_205490006"/>alignment<text:bookmark-end text:name="__DdeLink__2908_3392871848"/>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0">select and</text:p>
            </table:table-cell>
            <table:table-cell table:style-name="Table28.A2" office:value-type="string">
              <text:p text:style-name="P55">CTRL + ALT</text:p>
            </table:table-cell>
            <table:table-cell table:style-name="Table28.C2" office:value-type="string">
              <text:p text:style-name="P53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1">fix table</text:p>
            </table:table-cell>
            <table:table-cell table:style-name="Table28.A2" office:value-type="string">
              <text:p text:style-name="P58">ALT</text:p>
            </table:table-cell>
            <table:table-cell table:style-name="Table28.C2" office:value-type="string">
              <text:p text:style-name="P59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5">preview file</text:p>
            </table:table-cell>
            <table:table-cell table:style-name="Table28.A2" office:value-type="string">
              <text:p text:style-name="P81">ALT</text:p>
            </table:table-cell>
            <table:table-cell table:style-name="Table28.C2" office:value-type="string">
              <text:p text:style-name="P82">M</text:p>
            </table:table-cell>
          </table:table-row>
        </table:table>
        <text:p text:style-name="P117"/>
        <text:h text:style-name="P205" text:outline-level="2"><text:bookmark-start text:name="__RefHeading___Toc3026_174597556"/><text:soft-page-break/>Li<text:span text:style-name="T157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6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6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0">the<text:span text:style-name="T163"> </text:span>essential<text:span text:style-name="T164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8"><text:s/>for each user. <text:span text:style-name="T158">H</text:span>ere <text:span text:style-name="T158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1">contains a table<text:span text:style-name="T165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5">lists the network<text:span text:style-name="T165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1">contains the <text:s/>scripts<text:span text:style-name="T158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46">These two directories contain most of the programs for the system<text:span text:style-name="T166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46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65">contain programs for system administrat<text:span text:style-name="T167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47">Support files<text:span text:style-name="T168"> for the</text:span></text:p>
              <text:p text:style-name="P13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42">Dictionaries<text:span text:style-name="T168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9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43"><text:span text:style-name="T112">Various</text:span><text:span text:style-name="T114"> documentat</text:span><text:span text:style-name="T115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43">The man<text:span text:style-name="T159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44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44">used for the<text:span text:style-name="T169"> <text:s/></text:span><text:span text:style-name="T116">install</text:span><text:span text:style-name="T117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7"><text:span text:style-name="T112"><text:s/>software and other files for use on the local machine. What this really means is that software that is not part of the official distribution (which usually goes in </text:span><text:span text:style-name="Teletype"><text:span text:style-name="T19">/usr/bin</text:span></text:span><text:span text:style-name="T112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79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9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37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66"><text:span text:style-name="T160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67"><text:span text:style-name="T160">here</text:span> users keep their personal work</text:p>
              <text:p text:style-name="P16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68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69"><text:span text:style-name="T161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7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71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72">is the <text:span text:style-name="T170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173">is also special<text:span text:style-name="T162">, i</text:span>t is entirely virtual</text:p>
              <text:p text:style-name="P173">contains little peep holes into the kernel itself. There are a group of numbered entries in this directory that correspond to all the processes running on the system. In addition, there are a number of named entries that permit access <text:span text:style-name="T112">to the current </text:span><text:span text:style-name="T113">system </text:span><text:span text:style-name="T112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74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8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11T12:39:16.217206867</dc:date>
    <meta:editing-duration>P2DT20H4M5S</meta:editing-duration>
    <meta:editing-cycles>321</meta:editing-cycles>
    <meta:generator>LibreOffice/5.3.0.3$Linux_X86_64 LibreOffice_project/30m0$Build-3</meta:generator>
    <meta:document-statistic meta:table-count="37" meta:image-count="2" meta:object-count="0" meta:page-count="9" meta:paragraph-count="532" meta:word-count="2311" meta:character-count="13380" meta:non-whitespace-character-count="11426"/>
  </office:meta>
</office:document-meta>
</file>